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3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4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use-window-font-color="true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4" table:default-cell-style-name="Default"/>
        <table:table-row table:style-name="ro1">
          <table:table-cell/>
          <table:table-cell office:value-type="string" calcext:value-type="string">
            <text:p>Matriz de enlaces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0.166666666666667" calcext:value-type="float">
            <text:p>0,166666666666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.5" calcext:value-type="float">
            <text:p>0,5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0.166666666666667" calcext:value-type="float">
            <text:p>0,16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0.5" calcext:value-type="float">
            <text:p>0,5</text:p>
          </table:table-cell>
          <table:table-cell table:formula="of:=[.D8]" office:value-type="float" office:value="0.166666666666667" calcext:value-type="float">
            <text:p>0,166666666666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[.D8]" office:value-type="float" office:value="0.166666666666667" calcext:value-type="float">
            <text:p>0,166666666666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Matriz de Google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formula="of:=0.63*[.C4]+(1-0.63)/6" office:value-type="float" office:value="0.0616666666666667" calcext:value-type="float">
            <text:p>0,0616666666666667</text:p>
          </table:table-cell>
          <table:table-cell table:formula="of:=0.63*[.D4]+(1-0.63)/6" office:value-type="float" office:value="0.166666666666667" calcext:value-type="float">
            <text:p>0,166666666666667</text:p>
          </table:table-cell>
          <table:table-cell table:formula="of:=0.63*[.E4]+(1-0.63)/6" office:value-type="float" office:value="0.0616666666666667" calcext:value-type="float">
            <text:p>0,0616666666666667</text:p>
          </table:table-cell>
          <table:table-cell table:formula="of:=0.63*[.F4]+(1-0.63)/6" office:value-type="float" office:value="0.0616666666666667" calcext:value-type="float">
            <text:p>0,0616666666666667</text:p>
          </table:table-cell>
          <table:table-cell table:formula="of:=0.63*[.G4]+(1-0.63)/6" office:value-type="float" office:value="0.0616666666666667" calcext:value-type="float">
            <text:p>0,0616666666666667</text:p>
          </table:table-cell>
          <table:table-cell table:formula="of:=0.63*[.H4]+(1-0.63)/6" office:value-type="float" office:value="0.0616666666666667" calcext:value-type="float">
            <text:p>0,061666666666666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0.63*[.C5]+(1-0.63)/6" office:value-type="float" office:value="0.376666666666667" calcext:value-type="float">
            <text:p>0,376666666666667</text:p>
          </table:table-cell>
          <table:table-cell table:formula="of:=0.63*[.D5]+(1-0.63)/6" office:value-type="float" office:value="0.166666666666667" calcext:value-type="float">
            <text:p>0,166666666666667</text:p>
          </table:table-cell>
          <table:table-cell table:formula="of:=0.63*[.E5]+(1-0.63)/6" office:value-type="float" office:value="0.691666666666667" calcext:value-type="float">
            <text:p>0,691666666666667</text:p>
          </table:table-cell>
          <table:table-cell table:formula="of:=0.63*[.F5]+(1-0.63)/6" office:value-type="float" office:value="0.0616666666666667" calcext:value-type="float">
            <text:p>0,0616666666666667</text:p>
          </table:table-cell>
          <table:table-cell table:formula="of:=0.63*[.G5]+(1-0.63)/6" office:value-type="float" office:value="0.0616666666666667" calcext:value-type="float">
            <text:p>0,0616666666666667</text:p>
          </table:table-cell>
          <table:table-cell table:formula="of:=0.63*[.H5]+(1-0.63)/6" office:value-type="float" office:value="0.0616666666666667" calcext:value-type="float">
            <text:p>0,061666666666666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0.63*[.C6]+(1-0.63)/6" office:value-type="float" office:value="0.0616666666666667" calcext:value-type="float">
            <text:p>0,0616666666666667</text:p>
          </table:table-cell>
          <table:table-cell table:formula="of:=0.63*[.D6]+(1-0.63)/6" office:value-type="float" office:value="0.166666666666667" calcext:value-type="float">
            <text:p>0,166666666666667</text:p>
          </table:table-cell>
          <table:table-cell table:formula="of:=0.63*[.E6]+(1-0.63)/6" office:value-type="float" office:value="0.0616666666666667" calcext:value-type="float">
            <text:p>0,0616666666666667</text:p>
          </table:table-cell>
          <table:table-cell table:formula="of:=0.63*[.F6]+(1-0.63)/6" office:value-type="float" office:value="0.691666666666667" calcext:value-type="float">
            <text:p>0,691666666666667</text:p>
          </table:table-cell>
          <table:table-cell table:formula="of:=0.63*[.G6]+(1-0.63)/6" office:value-type="float" office:value="0.691666666666667" calcext:value-type="float">
            <text:p>0,691666666666667</text:p>
          </table:table-cell>
          <table:table-cell table:formula="of:=0.63*[.H6]+(1-0.63)/6" office:value-type="float" office:value="0.376666666666667" calcext:value-type="float">
            <text:p>0,37666666666666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0.63*[.C7]+(1-0.63)/6" office:value-type="float" office:value="0.376666666666667" calcext:value-type="float">
            <text:p>0,376666666666667</text:p>
          </table:table-cell>
          <table:table-cell table:formula="of:=0.63*[.D7]+(1-0.63)/6" office:value-type="float" office:value="0.166666666666667" calcext:value-type="float">
            <text:p>0,166666666666667</text:p>
          </table:table-cell>
          <table:table-cell table:formula="of:=0.63*[.E7]+(1-0.63)/6" office:value-type="float" office:value="0.0616666666666667" calcext:value-type="float">
            <text:p>0,0616666666666667</text:p>
          </table:table-cell>
          <table:table-cell table:formula="of:=0.63*[.F7]+(1-0.63)/6" office:value-type="float" office:value="0.0616666666666667" calcext:value-type="float">
            <text:p>0,0616666666666667</text:p>
          </table:table-cell>
          <table:table-cell table:formula="of:=0.63*[.G7]+(1-0.63)/6" office:value-type="float" office:value="0.0616666666666667" calcext:value-type="float">
            <text:p>0,0616666666666667</text:p>
          </table:table-cell>
          <table:table-cell table:formula="of:=0.63*[.H7]+(1-0.63)/6" office:value-type="float" office:value="0.0616666666666667" calcext:value-type="float">
            <text:p>0,061666666666666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0.63*[.C8]+(1-0.63)/6" office:value-type="float" office:value="0.0616666666666667" calcext:value-type="float">
            <text:p>0,0616666666666667</text:p>
          </table:table-cell>
          <table:table-cell table:formula="of:=0.63*[.D8]+(1-0.63)/6" office:value-type="float" office:value="0.166666666666667" calcext:value-type="float">
            <text:p>0,166666666666667</text:p>
          </table:table-cell>
          <table:table-cell table:formula="of:=0.63*[.E8]+(1-0.63)/6" office:value-type="float" office:value="0.0616666666666667" calcext:value-type="float">
            <text:p>0,0616666666666667</text:p>
          </table:table-cell>
          <table:table-cell table:formula="of:=0.63*[.F8]+(1-0.63)/6" office:value-type="float" office:value="0.0616666666666667" calcext:value-type="float">
            <text:p>0,0616666666666667</text:p>
          </table:table-cell>
          <table:table-cell table:formula="of:=0.63*[.G8]+(1-0.63)/6" office:value-type="float" office:value="0.0616666666666667" calcext:value-type="float">
            <text:p>0,0616666666666667</text:p>
          </table:table-cell>
          <table:table-cell table:formula="of:=0.63*[.H8]+(1-0.63)/6" office:value-type="float" office:value="0.376666666666667" calcext:value-type="float">
            <text:p>0,37666666666666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0.63*[.C9]+(1-0.63)/6" office:value-type="float" office:value="0.0616666666666667" calcext:value-type="float">
            <text:p>0,0616666666666667</text:p>
          </table:table-cell>
          <table:table-cell table:formula="of:=0.63*[.D9]+(1-0.63)/6" office:value-type="float" office:value="0.166666666666667" calcext:value-type="float">
            <text:p>0,166666666666667</text:p>
          </table:table-cell>
          <table:table-cell table:formula="of:=0.63*[.E9]+(1-0.63)/6" office:value-type="float" office:value="0.0616666666666667" calcext:value-type="float">
            <text:p>0,0616666666666667</text:p>
          </table:table-cell>
          <table:table-cell table:formula="of:=0.63*[.F9]+(1-0.63)/6" office:value-type="float" office:value="0.0616666666666667" calcext:value-type="float">
            <text:p>0,0616666666666667</text:p>
          </table:table-cell>
          <table:table-cell table:formula="of:=0.63*[.G9]+(1-0.63)/6" office:value-type="float" office:value="0.0616666666666667" calcext:value-type="float">
            <text:p>0,0616666666666667</text:p>
          </table:table-cell>
          <table:table-cell table:formula="of:=0.63*[.H9]+(1-0.63)/6" office:value-type="float" office:value="0.0616666666666667" calcext:value-type="float">
            <text:p>0,0616666666666667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prox</text:p>
          </table:table-cell>
          <table:table-cell table:number-columns-repeated="2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oef</text:p>
          </table:table-cell>
          <table:table-cell table:number-columns-repeated="6"/>
          <table:table-cell office:value-type="string" calcext:value-type="string">
            <text:p>Ind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table:formula="of:=[.C14]-[.I22]" office:value-type="float" office:value="-0.938333333333333" calcext:value-type="float">
            <text:p>-0,938333333333333</text:p>
          </table:table-cell>
          <table:table-cell table:style-name="ce1" table:formula="of:=[.D14]-[.J22]" office:value-type="float" office:value="0.166666666666667" calcext:value-type="float">
            <text:p>0,166666666666667</text:p>
          </table:table-cell>
          <table:table-cell table:style-name="ce1" table:formula="of:=[.E14]-[.K22]" office:value-type="float" office:value="0.0616666666666667" calcext:value-type="float">
            <text:p>0,0616666666666667</text:p>
          </table:table-cell>
          <table:table-cell table:style-name="ce1" table:formula="of:=[.F14]-[.L22]" office:value-type="float" office:value="0.0616666666666667" calcext:value-type="float">
            <text:p>0,0616666666666667</text:p>
          </table:table-cell>
          <table:table-cell table:style-name="ce1" table:formula="of:=[.G14]-[.M22]" office:value-type="float" office:value="0.0616666666666667" calcext:value-type="float">
            <text:p>0,0616666666666667</text:p>
          </table:table-cell>
          <table:table-cell table:style-name="ce1" table:formula="of:=[.H14]-[.N22]" office:value-type="float" office:value="0.0616666666666667" calcext:value-type="float">
            <text:p>0,061666666666666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table:formula="of:=[.C15]-[.I23]" office:value-type="float" office:value="0.376666666666667" calcext:value-type="float">
            <text:p>0,376666666666667</text:p>
          </table:table-cell>
          <table:table-cell table:style-name="ce2" table:formula="of:=[.D15]-[.J23]" office:value-type="float" office:value="-0.833333333333333" calcext:value-type="float">
            <text:p>-0,833333333333333</text:p>
          </table:table-cell>
          <table:table-cell table:style-name="ce2" table:formula="of:=[.E15]-[.K23]" office:value-type="float" office:value="0.691666666666667" calcext:value-type="float">
            <text:p>0,691666666666667</text:p>
          </table:table-cell>
          <table:table-cell table:style-name="ce2" table:formula="of:=[.F15]-[.L23]" office:value-type="float" office:value="0.0616666666666667" calcext:value-type="float">
            <text:p>0,0616666666666667</text:p>
          </table:table-cell>
          <table:table-cell table:style-name="ce2" table:formula="of:=[.G15]-[.M23]" office:value-type="float" office:value="0.0616666666666667" calcext:value-type="float">
            <text:p>0,0616666666666667</text:p>
          </table:table-cell>
          <table:table-cell table:style-name="ce2" table:formula="of:=[.H15]-[.N23]" office:value-type="float" office:value="0.0616666666666667" calcext:value-type="float">
            <text:p>0,06166666666666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table:formula="of:=[.C16]-[.I24]" office:value-type="float" office:value="0.0616666666666667" calcext:value-type="float">
            <text:p>0,0616666666666667</text:p>
          </table:table-cell>
          <table:table-cell table:style-name="ce2" table:formula="of:=[.D16]-[.J24]" office:value-type="float" office:value="0.166666666666667" calcext:value-type="float">
            <text:p>0,166666666666667</text:p>
          </table:table-cell>
          <table:table-cell table:style-name="ce2" table:formula="of:=[.E16]-[.K24]" office:value-type="float" office:value="-0.938333333333333" calcext:value-type="float">
            <text:p>-0,938333333333333</text:p>
          </table:table-cell>
          <table:table-cell table:style-name="ce2" table:formula="of:=[.F16]-[.L24]" office:value-type="float" office:value="0.691666666666667" calcext:value-type="float">
            <text:p>0,691666666666667</text:p>
          </table:table-cell>
          <table:table-cell table:style-name="ce2" table:formula="of:=[.G16]-[.M24]" office:value-type="float" office:value="0.691666666666667" calcext:value-type="float">
            <text:p>0,691666666666667</text:p>
          </table:table-cell>
          <table:table-cell table:style-name="ce2" table:formula="of:=[.H16]-[.N24]" office:value-type="float" office:value="0.376666666666667" calcext:value-type="float">
            <text:p>0,3766666666666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table:formula="of:=[.C17]-[.I25]" office:value-type="float" office:value="0.376666666666667" calcext:value-type="float">
            <text:p>0,376666666666667</text:p>
          </table:table-cell>
          <table:table-cell table:style-name="ce2" table:formula="of:=[.D17]-[.J25]" office:value-type="float" office:value="0.166666666666667" calcext:value-type="float">
            <text:p>0,166666666666667</text:p>
          </table:table-cell>
          <table:table-cell table:style-name="ce2" table:formula="of:=[.E17]-[.K25]" office:value-type="float" office:value="0.0616666666666667" calcext:value-type="float">
            <text:p>0,0616666666666667</text:p>
          </table:table-cell>
          <table:table-cell table:style-name="ce2" table:formula="of:=[.F17]-[.L25]" office:value-type="float" office:value="-0.938333333333333" calcext:value-type="float">
            <text:p>-0,938333333333333</text:p>
          </table:table-cell>
          <table:table-cell table:style-name="ce2" table:formula="of:=[.G17]-[.M25]" office:value-type="float" office:value="0.0616666666666667" calcext:value-type="float">
            <text:p>0,0616666666666667</text:p>
          </table:table-cell>
          <table:table-cell table:style-name="ce2" table:formula="of:=[.H17]-[.N25]" office:value-type="float" office:value="0.0616666666666667" calcext:value-type="float">
            <text:p>0,06166666666666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table:formula="of:=[.C18]-[.I26]" office:value-type="float" office:value="0.0616666666666667" calcext:value-type="float">
            <text:p>0,0616666666666667</text:p>
          </table:table-cell>
          <table:table-cell table:style-name="ce2" table:formula="of:=[.D18]-[.J26]" office:value-type="float" office:value="0.166666666666667" calcext:value-type="float">
            <text:p>0,166666666666667</text:p>
          </table:table-cell>
          <table:table-cell table:style-name="ce2" table:formula="of:=[.E18]-[.K26]" office:value-type="float" office:value="0.0616666666666667" calcext:value-type="float">
            <text:p>0,0616666666666667</text:p>
          </table:table-cell>
          <table:table-cell table:style-name="ce2" table:formula="of:=[.F18]-[.L26]" office:value-type="float" office:value="0.0616666666666667" calcext:value-type="float">
            <text:p>0,0616666666666667</text:p>
          </table:table-cell>
          <table:table-cell table:style-name="ce2" table:formula="of:=[.G18]-[.M26]" office:value-type="float" office:value="-0.938333333333333" calcext:value-type="float">
            <text:p>-0,938333333333333</text:p>
          </table:table-cell>
          <table:table-cell table:style-name="ce2" table:formula="of:=[.H18]-[.N26]" office:value-type="float" office:value="0.376666666666667" calcext:value-type="float">
            <text:p>0,3766666666666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table:formula="of:=[.C19]-[.I27]" office:value-type="float" office:value="0.0616666666666667" calcext:value-type="float">
            <text:p>0,0616666666666667</text:p>
          </table:table-cell>
          <table:table-cell table:style-name="ce2" table:formula="of:=[.D19]-[.J27]" office:value-type="float" office:value="0.166666666666667" calcext:value-type="float">
            <text:p>0,166666666666667</text:p>
          </table:table-cell>
          <table:table-cell table:style-name="ce2" table:formula="of:=[.E19]-[.K27]" office:value-type="float" office:value="0.0616666666666667" calcext:value-type="float">
            <text:p>0,0616666666666667</text:p>
          </table:table-cell>
          <table:table-cell table:style-name="ce2" table:formula="of:=[.F19]-[.L27]" office:value-type="float" office:value="0.0616666666666667" calcext:value-type="float">
            <text:p>0,0616666666666667</text:p>
          </table:table-cell>
          <table:table-cell table:style-name="ce2" table:formula="of:=[.G19]-[.M27]" office:value-type="float" office:value="0.0616666666666667" calcext:value-type="float">
            <text:p>0,0616666666666667</text:p>
          </table:table-cell>
          <table:table-cell table:style-name="ce2" table:formula="of:=[.H19]-[.N27]" office:value-type="float" office:value="-0.938333333333333" calcext:value-type="float">
            <text:p>-0,9383333333333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6" table:style-name="ce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5"/>
          <table:table-cell table:formula="of:=MDETERM([.C31:.H36])" office:value-type="float" office:value="1.7981995" calcext:value-type="float">
            <text:p>1,7981995</text:p>
          </table:table-cell>
          <table:table-cell table:number-columns-repeated="4"/>
          <table:table-cell table:style-name="ce2" office:value-type="string" calcext:value-type="string">
            <text:p>Solucion</text:p>
          </table:table-cell>
          <table:table-cell/>
          <table:table-cell table:style-name="ce3" office:value-type="string" calcext:value-type="string">
            <text:p>Solucion aprox</text:p>
          </table:table-cell>
          <table:table-cell table:number-columns-repeated="11"/>
        </table:table-row>
        <table:table-row table:style-name="ro1" table:number-rows-repeated="2">
          <table:table-cell table:number-columns-repeated="10"/>
          <table:table-cell table:style-name="ce2"/>
          <table:table-cell/>
          <table:table-cell table:style-name="ce3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versa</text:p>
          </table:table-cell>
          <table:table-cell table:number-matrix-columns-spanned="6" table:number-matrix-rows-spanned="6" table:formula="of:=MINVERSE([.C31:.H36])" office:value-type="float" office:value="0.911627019137755" calcext:value-type="float">
            <text:p>0,911627019137755</text:p>
          </table:table-cell>
          <table:table-cell office:value-type="float" office:value="0.97001876043231" calcext:value-type="float">
            <text:p>0,97001876043231</text:p>
          </table:table-cell>
          <table:table-cell office:value-type="float" office:value="1.00680555744788" calcext:value-type="float">
            <text:p>1,00680555744788</text:p>
          </table:table-cell>
          <table:table-cell office:value-type="float" office:value="1.00680555744788" calcext:value-type="float">
            <text:p>1,00680555744788</text:p>
          </table:table-cell>
          <table:table-cell office:value-type="float" office:value="1.01839339850779" calcext:value-type="float">
            <text:p>1,01839339850779</text:p>
          </table:table-cell>
          <table:table-cell office:value-type="float" office:value="0.0926853036421513" calcext:value-type="float">
            <text:p>0,0926853036421513</text:p>
          </table:table-cell>
          <table:table-cell/>
          <table:table-cell table:style-name="ce2" table:number-matrix-columns-spanned="1" table:number-matrix-rows-spanned="6" table:formula="of:=MMULT([.D44:.I49];[.J31:.J36])" office:value-type="float" office:value="0.0926853036421513" calcext:value-type="float">
            <text:p>0,0926853036421513</text:p>
          </table:table-cell>
          <table:table-cell/>
          <table:table-cell table:style-name="ce3" table:formula="of:=[.X62]" office:value-type="float" office:value="0.0926853041872089" calcext:value-type="float">
            <text:p>0,092685304187208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-0.841647436783294" calcext:value-type="float">
            <text:p>-0,841647436783294</text:p>
          </table:table-cell>
          <table:table-cell office:value-type="float" office:value="-0.285535614930379" calcext:value-type="float">
            <text:p>-0,285535614930379</text:p>
          </table:table-cell>
          <table:table-cell office:value-type="float" office:value="0.0648148328369573" calcext:value-type="float">
            <text:p>0,0648148328369573</text:p>
          </table:table-cell>
          <table:table-cell office:value-type="float" office:value="0.0648148328369572" calcext:value-type="float">
            <text:p>0,0648148328369572</text:p>
          </table:table-cell>
          <table:table-cell office:value-type="float" office:value="0.175175223883668" calcext:value-type="float">
            <text:p>0,175175223883668</text:p>
          </table:table-cell>
          <table:table-cell office:value-type="float" office:value="0.295415590242722" calcext:value-type="float">
            <text:p>0,295415590242722</text:p>
          </table:table-cell>
          <table:table-cell/>
          <table:table-cell table:style-name="ce2" office:value-type="float" office:value="0.295415590242722" calcext:value-type="float">
            <text:p>0,295415590242722</text:p>
          </table:table-cell>
          <table:table-cell/>
          <table:table-cell table:style-name="ce3" table:formula="of:=[.X63]" office:value-type="float" office:value="0.295415593233762" calcext:value-type="float">
            <text:p>0,29541559323376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-0.0641856618245087" calcext:value-type="float">
            <text:p>-0,0641856618245087</text:p>
          </table:table-cell>
          <table:table-cell office:value-type="float" office:value="-0.890651245871217" calcext:value-type="float">
            <text:p>-0,890651245871217</text:p>
          </table:table-cell>
          <table:table-cell office:value-type="float" office:value="-0.411324563820644" calcext:value-type="float">
            <text:p>-0,411324563820644</text:p>
          </table:table-cell>
          <table:table-cell office:value-type="float" office:value="-0.411324563820644" calcext:value-type="float">
            <text:p>-0,411324563820644</text:p>
          </table:table-cell>
          <table:table-cell office:value-type="float" office:value="-0.260336658974713" calcext:value-type="float">
            <text:p>-0,260336658974713</text:p>
          </table:table-cell>
          <table:table-cell office:value-type="float" office:value="0.275451453894113" calcext:value-type="float">
            <text:p>0,275451453894113</text:p>
          </table:table-cell>
          <table:table-cell/>
          <table:table-cell table:style-name="ce2" office:value-type="float" office:value="0.275451453894113" calcext:value-type="float">
            <text:p>0,275451453894113</text:p>
          </table:table-cell>
          <table:table-cell/>
          <table:table-cell table:style-name="ce3" table:formula="of:=[.X64]" office:value-type="float" office:value="0.275451450506581" calcext:value-type="float">
            <text:p>0,2754514505065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198789530166147" calcext:value-type="float">
            <text:p>0,198789530166147</text:p>
          </table:table-cell>
          <table:table-cell office:value-type="float" office:value="0.275574669968488" calcext:value-type="float">
            <text:p>0,275574669968488</text:p>
          </table:table-cell>
          <table:table-cell office:value-type="float" office:value="-0.676050691956037" calcext:value-type="float">
            <text:p>-0,676050691956037</text:p>
          </table:table-cell>
          <table:table-cell office:value-type="float" office:value="0.323949308043963" calcext:value-type="float">
            <text:p>0,323949308043963</text:p>
          </table:table-cell>
          <table:table-cell office:value-type="float" office:value="0.339187319037738" calcext:value-type="float">
            <text:p>0,339187319037738</text:p>
          </table:table-cell>
          <table:table-cell office:value-type="float" office:value="0.12188117428943" calcext:value-type="float">
            <text:p>0,12188117428943</text:p>
          </table:table-cell>
          <table:table-cell/>
          <table:table-cell table:style-name="ce2" office:value-type="float" office:value="0.12188117428943" calcext:value-type="float">
            <text:p>0,12188117428943</text:p>
          </table:table-cell>
          <table:table-cell/>
          <table:table-cell table:style-name="ce3" table:formula="of:=[.X65]" office:value-type="float" office:value="0.12188117394262" calcext:value-type="float">
            <text:p>0,1218811739426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-0.116210469833854" calcext:value-type="float">
            <text:p>-0,116210469833854</text:p>
          </table:table-cell>
          <table:table-cell office:value-type="float" office:value="-0.0394253300315122" calcext:value-type="float">
            <text:p>-0,0394253300315122</text:p>
          </table:table-cell>
          <table:table-cell office:value-type="float" office:value="0.0089493080439629" calcext:value-type="float">
            <text:p>0,0089493080439629</text:p>
          </table:table-cell>
          <table:table-cell office:value-type="float" office:value="-0.991050691956037" calcext:value-type="float">
            <text:p>-0,991050691956037</text:p>
          </table:table-cell>
          <table:table-cell office:value-type="float" office:value="-0.290812680962263" calcext:value-type="float">
            <text:p>-0,290812680962263</text:p>
          </table:table-cell>
          <table:table-cell office:value-type="float" office:value="0.121881174289431" calcext:value-type="float">
            <text:p>0,121881174289431</text:p>
          </table:table-cell>
          <table:table-cell/>
          <table:table-cell table:style-name="ce2" office:value-type="float" office:value="0.121881174289431" calcext:value-type="float">
            <text:p>0,121881174289431</text:p>
          </table:table-cell>
          <table:table-cell/>
          <table:table-cell table:style-name="ce3" table:formula="of:=[.X66]" office:value-type="float" office:value="0.12188117394262" calcext:value-type="float">
            <text:p>0,1218811739426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-0.0883729808622461" calcext:value-type="float">
            <text:p>-0,0883729808622461</text:p>
          </table:table-cell>
          <table:table-cell office:value-type="float" office:value="-0.0299812395676899" calcext:value-type="float">
            <text:p>-0,0299812395676899</text:p>
          </table:table-cell>
          <table:table-cell office:value-type="float" office:value="0.00680555744788053" calcext:value-type="float">
            <text:p>0,00680555744788053</text:p>
          </table:table-cell>
          <table:table-cell office:value-type="float" office:value="0.00680555744788053" calcext:value-type="float">
            <text:p>0,00680555744788053</text:p>
          </table:table-cell>
          <table:table-cell office:value-type="float" office:value="-0.981606601492215" calcext:value-type="float">
            <text:p>-0,981606601492215</text:p>
          </table:table-cell>
          <table:table-cell office:value-type="float" office:value="0.0926853036421526" calcext:value-type="float">
            <text:p>0,0926853036421526</text:p>
          </table:table-cell>
          <table:table-cell/>
          <table:table-cell table:style-name="ce2" office:value-type="float" office:value="0.0926853036421526" calcext:value-type="float">
            <text:p>0,0926853036421526</text:p>
          </table:table-cell>
          <table:table-cell/>
          <table:table-cell table:style-name="ce3" table:formula="of:=[.X67]" office:value-type="float" office:value="0.0926853041872089" calcext:value-type="float">
            <text:p>0,0926853041872089</text:p>
          </table:table-cell>
          <table:table-cell table:number-columns-repeated="1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Aproximado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Matriz de Google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C14]" office:value-type="float" office:value="0.0616666666666667" calcext:value-type="float">
            <text:p>0,0616666666666667</text:p>
          </table:table-cell>
          <table:table-cell table:formula="of:=[.D14]" office:value-type="float" office:value="0.166666666666667" calcext:value-type="float">
            <text:p>0,166666666666667</text:p>
          </table:table-cell>
          <table:table-cell table:formula="of:=[.E14]" office:value-type="float" office:value="0.0616666666666667" calcext:value-type="float">
            <text:p>0,0616666666666667</text:p>
          </table:table-cell>
          <table:table-cell table:formula="of:=[.F14]" office:value-type="float" office:value="0.0616666666666667" calcext:value-type="float">
            <text:p>0,0616666666666667</text:p>
          </table:table-cell>
          <table:table-cell table:formula="of:=[.G14]" office:value-type="float" office:value="0.0616666666666667" calcext:value-type="float">
            <text:p>0,0616666666666667</text:p>
          </table:table-cell>
          <table:table-cell table:formula="of:=[.H14]" office:value-type="float" office:value="0.0616666666666667" calcext:value-type="float">
            <text:p>0,0616666666666667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C15]" office:value-type="float" office:value="0.376666666666667" calcext:value-type="float">
            <text:p>0,376666666666667</text:p>
          </table:table-cell>
          <table:table-cell table:formula="of:=[.D15]" office:value-type="float" office:value="0.166666666666667" calcext:value-type="float">
            <text:p>0,166666666666667</text:p>
          </table:table-cell>
          <table:table-cell table:formula="of:=[.E15]" office:value-type="float" office:value="0.691666666666667" calcext:value-type="float">
            <text:p>0,691666666666667</text:p>
          </table:table-cell>
          <table:table-cell table:formula="of:=[.F15]" office:value-type="float" office:value="0.0616666666666667" calcext:value-type="float">
            <text:p>0,0616666666666667</text:p>
          </table:table-cell>
          <table:table-cell table:formula="of:=[.G15]" office:value-type="float" office:value="0.0616666666666667" calcext:value-type="float">
            <text:p>0,0616666666666667</text:p>
          </table:table-cell>
          <table:table-cell table:formula="of:=[.H15]" office:value-type="float" office:value="0.0616666666666667" calcext:value-type="float">
            <text:p>0,0616666666666667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C16]" office:value-type="float" office:value="0.0616666666666667" calcext:value-type="float">
            <text:p>0,0616666666666667</text:p>
          </table:table-cell>
          <table:table-cell table:formula="of:=[.D16]" office:value-type="float" office:value="0.166666666666667" calcext:value-type="float">
            <text:p>0,166666666666667</text:p>
          </table:table-cell>
          <table:table-cell table:formula="of:=[.E16]" office:value-type="float" office:value="0.0616666666666667" calcext:value-type="float">
            <text:p>0,0616666666666667</text:p>
          </table:table-cell>
          <table:table-cell table:formula="of:=[.F16]" office:value-type="float" office:value="0.691666666666667" calcext:value-type="float">
            <text:p>0,691666666666667</text:p>
          </table:table-cell>
          <table:table-cell table:formula="of:=[.G16]" office:value-type="float" office:value="0.691666666666667" calcext:value-type="float">
            <text:p>0,691666666666667</text:p>
          </table:table-cell>
          <table:table-cell table:formula="of:=[.H16]" office:value-type="float" office:value="0.376666666666667" calcext:value-type="float">
            <text:p>0,376666666666667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C17]" office:value-type="float" office:value="0.376666666666667" calcext:value-type="float">
            <text:p>0,376666666666667</text:p>
          </table:table-cell>
          <table:table-cell table:formula="of:=[.D17]" office:value-type="float" office:value="0.166666666666667" calcext:value-type="float">
            <text:p>0,166666666666667</text:p>
          </table:table-cell>
          <table:table-cell table:formula="of:=[.E17]" office:value-type="float" office:value="0.0616666666666667" calcext:value-type="float">
            <text:p>0,0616666666666667</text:p>
          </table:table-cell>
          <table:table-cell table:formula="of:=[.F17]" office:value-type="float" office:value="0.0616666666666667" calcext:value-type="float">
            <text:p>0,0616666666666667</text:p>
          </table:table-cell>
          <table:table-cell table:formula="of:=[.G17]" office:value-type="float" office:value="0.0616666666666667" calcext:value-type="float">
            <text:p>0,0616666666666667</text:p>
          </table:table-cell>
          <table:table-cell table:formula="of:=[.H17]" office:value-type="float" office:value="0.0616666666666667" calcext:value-type="float">
            <text:p>0,0616666666666667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C18]" office:value-type="float" office:value="0.0616666666666667" calcext:value-type="float">
            <text:p>0,0616666666666667</text:p>
          </table:table-cell>
          <table:table-cell table:formula="of:=[.D18]" office:value-type="float" office:value="0.166666666666667" calcext:value-type="float">
            <text:p>0,166666666666667</text:p>
          </table:table-cell>
          <table:table-cell table:formula="of:=[.E18]" office:value-type="float" office:value="0.0616666666666667" calcext:value-type="float">
            <text:p>0,0616666666666667</text:p>
          </table:table-cell>
          <table:table-cell table:formula="of:=[.F18]" office:value-type="float" office:value="0.0616666666666667" calcext:value-type="float">
            <text:p>0,0616666666666667</text:p>
          </table:table-cell>
          <table:table-cell table:formula="of:=[.G18]" office:value-type="float" office:value="0.0616666666666667" calcext:value-type="float">
            <text:p>0,0616666666666667</text:p>
          </table:table-cell>
          <table:table-cell table:formula="of:=[.H18]" office:value-type="float" office:value="0.376666666666667" calcext:value-type="float">
            <text:p>0,376666666666667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C19]" office:value-type="float" office:value="0.0616666666666667" calcext:value-type="float">
            <text:p>0,0616666666666667</text:p>
          </table:table-cell>
          <table:table-cell table:formula="of:=[.D19]" office:value-type="float" office:value="0.166666666666667" calcext:value-type="float">
            <text:p>0,166666666666667</text:p>
          </table:table-cell>
          <table:table-cell table:formula="of:=[.E19]" office:value-type="float" office:value="0.0616666666666667" calcext:value-type="float">
            <text:p>0,0616666666666667</text:p>
          </table:table-cell>
          <table:table-cell table:formula="of:=[.F19]" office:value-type="float" office:value="0.0616666666666667" calcext:value-type="float">
            <text:p>0,0616666666666667</text:p>
          </table:table-cell>
          <table:table-cell table:formula="of:=[.G19]" office:value-type="float" office:value="0.0616666666666667" calcext:value-type="float">
            <text:p>0,0616666666666667</text:p>
          </table:table-cell>
          <table:table-cell table:formula="of:=[.H19]" office:value-type="float" office:value="0.0616666666666667" calcext:value-type="float">
            <text:p>0,0616666666666667</text:p>
          </table:table-cell>
          <table:table-cell table:number-columns-repeated="1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6" table:formula="of:=MMULT([.$D$54:.$I$59];[.C62:.C67])" office:value-type="float" office:value="0.0616666666666667" calcext:value-type="float">
            <text:p>0,0616666666666667</text:p>
          </table:table-cell>
          <table:table-cell table:number-matrix-columns-spanned="1" table:number-matrix-rows-spanned="6" table:formula="of:=MMULT([.$D$54:.$I$59];[.D62:.D67])" office:value-type="float" office:value="0.134291666666667" calcext:value-type="float">
            <text:p>0,134291666666667</text:p>
          </table:table-cell>
          <table:table-cell table:number-matrix-columns-spanned="1" table:number-matrix-rows-spanned="6" table:formula="of:=MMULT([.$D$54:.$I$59];[.E62:.E67])" office:value-type="float" office:value="0.0818861666666667" calcext:value-type="float">
            <text:p>0,0818861666666667</text:p>
          </table:table-cell>
          <table:table-cell table:number-matrix-columns-spanned="1" table:number-matrix-rows-spanned="6" table:formula="of:=MMULT([.$D$54:.$I$59];[.F62:.F67])" office:value-type="float" office:value="0.0900146235416667" calcext:value-type="float">
            <text:p>0,0900146235416667</text:p>
          </table:table-cell>
          <table:table-cell table:number-matrix-columns-spanned="1" table:number-matrix-rows-spanned="6" table:formula="of:=MMULT([.$D$54:.$I$59];[.G62:.G67])" office:value-type="float" office:value="0.0948537565072917" calcext:value-type="float">
            <text:p>0,0948537565072917</text:p>
          </table:table-cell>
          <table:table-cell table:number-matrix-columns-spanned="1" table:number-matrix-rows-spanned="6" table:formula="of:=MMULT([.$D$54:.$I$59];[.H62:.H67])" office:value-type="float" office:value="0.0926152437321042" calcext:value-type="float">
            <text:p>0,0926152437321042</text:p>
          </table:table-cell>
          <table:table-cell table:number-matrix-columns-spanned="1" table:number-matrix-rows-spanned="6" table:formula="of:=MMULT([.$D$54:.$I$59];[.I62:.I67])" office:value-type="float" office:value="0.0923313333031741" calcext:value-type="float">
            <text:p>0,0923313333031741</text:p>
          </table:table-cell>
          <table:table-cell table:number-matrix-columns-spanned="1" table:number-matrix-rows-spanned="6" table:formula="of:=MMULT([.$D$54:.$I$59];[.J62:.J67])" office:value-type="float" office:value="0.0927969895018617" calcext:value-type="float">
            <text:p>0,0927969895018617</text:p>
          </table:table-cell>
          <table:table-cell table:number-matrix-columns-spanned="1" table:number-matrix-rows-spanned="6" table:formula="of:=MMULT([.$D$54:.$I$59];[.K62:.K67])" office:value-type="float" office:value="0.0927115412602583" calcext:value-type="float">
            <text:p>0,0927115412602583</text:p>
          </table:table-cell>
          <table:table-cell table:number-matrix-columns-spanned="1" table:number-matrix-rows-spanned="6" table:formula="of:=MMULT([.$D$54:.$I$59];[.L62:.L67])" office:value-type="float" office:value="0.0926604223608694" calcext:value-type="float">
            <text:p>0,0926604223608694</text:p>
          </table:table-cell>
          <table:table-cell table:number-matrix-columns-spanned="1" table:number-matrix-rows-spanned="6" table:formula="of:=MMULT([.$D$54:.$I$59];[.M62:.M67])" office:value-type="float" office:value="0.0926876371979336" calcext:value-type="float">
            <text:p>0,0926876371979336</text:p>
          </table:table-cell>
          <table:table-cell table:number-matrix-columns-spanned="1" table:number-matrix-rows-spanned="6" table:formula="of:=MMULT([.$D$54:.$I$59];[.N62:.N67])" office:value-type="float" office:value="0.0926887457244006" calcext:value-type="float">
            <text:p>0,0926887457244006</text:p>
          </table:table-cell>
          <table:table-cell table:number-matrix-columns-spanned="1" table:number-matrix-rows-spanned="6" table:formula="of:=MMULT([.$D$54:.$I$59];[.O62:.O67])" office:value-type="float" office:value="0.0926839931874267" calcext:value-type="float">
            <text:p>0,0926839931874267</text:p>
          </table:table-cell>
          <table:table-cell table:number-matrix-columns-spanned="1" table:number-matrix-rows-spanned="6" table:formula="of:=MMULT([.$D$54:.$I$59];[.P62:.P67])" office:value-type="float" office:value="0.0926850974530205" calcext:value-type="float">
            <text:p>0,0926850974530205</text:p>
          </table:table-cell>
          <table:table-cell table:number-matrix-columns-spanned="1" table:number-matrix-rows-spanned="6" table:formula="of:=MMULT([.$D$54:.$I$59];[.Q62:.Q67])" office:value-type="float" office:value="0.0926855718474204" calcext:value-type="float">
            <text:p>0,0926855718474204</text:p>
          </table:table-cell>
          <table:table-cell table:number-matrix-columns-spanned="1" table:number-matrix-rows-spanned="6" table:formula="of:=MMULT([.$D$54:.$I$59];[.R62:.R67])" office:value-type="float" office:value="0.0926852651848709" calcext:value-type="float">
            <text:p>0,0926852651848709</text:p>
          </table:table-cell>
          <table:table-cell table:number-matrix-columns-spanned="1" table:number-matrix-rows-spanned="6" table:formula="of:=MMULT([.$D$54:.$I$59];[.S62:.S67])" office:value-type="float" office:value="0.0926852703288295" calcext:value-type="float">
            <text:p>0,0926852703288295</text:p>
          </table:table-cell>
          <table:table-cell table:number-matrix-columns-spanned="1" table:number-matrix-rows-spanned="6" table:formula="of:=MMULT([.$D$54:.$I$59];[.T62:.T67])" office:value-type="float" office:value="0.0926853188581486" calcext:value-type="float">
            <text:p>0,0926853188581486</text:p>
          </table:table-cell>
          <table:table-cell table:number-matrix-columns-spanned="1" table:number-matrix-rows-spanned="6" table:formula="of:=MMULT([.$D$54:.$I$59];[.U62:.U67])" office:value-type="float" office:value="0.0926853049693095" calcext:value-type="float">
            <text:p>0,0926853049693095</text:p>
          </table:table-cell>
          <table:table-cell table:number-matrix-columns-spanned="1" table:number-matrix-rows-spanned="6" table:formula="of:=MMULT([.$D$54:.$I$59];[.V62:.V67])" office:value-type="float" office:value="0.0926853008108275" calcext:value-type="float">
            <text:p>0,0926853008108275</text:p>
          </table:table-cell>
          <table:table-cell table:number-matrix-columns-spanned="1" table:number-matrix-rows-spanned="6" table:formula="of:=MMULT([.$D$54:.$I$59];[.W62:.W67])" office:value-type="float" office:value="0.0926853041872089" calcext:value-type="float">
            <text:p>0,092685304187208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691666666666667" calcext:value-type="float">
            <text:p>0,691666666666667</text:p>
          </table:table-cell>
          <table:table-cell office:value-type="float" office:value="0.192566666666667" calcext:value-type="float">
            <text:p>0,192566666666667</text:p>
          </table:table-cell>
          <table:table-cell office:value-type="float" office:value="0.269980541666667" calcext:value-type="float">
            <text:p>0,269980541666667</text:p>
          </table:table-cell>
          <table:table-cell office:value-type="float" office:value="0.316067522291667" calcext:value-type="float">
            <text:p>0,316067522291667</text:p>
          </table:table-cell>
          <table:table-cell office:value-type="float" office:value="0.294748353004167" calcext:value-type="float">
            <text:p>0,294748353004167</text:p>
          </table:table-cell>
          <table:table-cell office:value-type="float" office:value="0.292044444157214" calcext:value-type="float">
            <text:p>0,292044444157214</text:p>
          </table:table-cell>
          <table:table-cell office:value-type="float" office:value="0.296479265097096" calcext:value-type="float">
            <text:p>0,296479265097096</text:p>
          </table:table-cell>
          <table:table-cell office:value-type="float" office:value="0.29566547231992" calcext:value-type="float">
            <text:p>0,29566547231992</text:p>
          </table:table-cell>
          <table:table-cell office:value-type="float" office:value="0.295178625659074" calcext:value-type="float">
            <text:p>0,295178625659074</text:p>
          </table:table-cell>
          <table:table-cell office:value-type="float" office:value="0.295437814583494" calcext:value-type="float">
            <text:p>0,295437814583494</text:p>
          </table:table-cell>
          <table:table-cell office:value-type="float" office:value="0.295448371978418" calcext:value-type="float">
            <text:p>0,295448371978418</text:p>
          </table:table-cell>
          <table:table-cell office:value-type="float" office:value="0.295403109721524" calcext:value-type="float">
            <text:p>0,295403109721524</text:p>
          </table:table-cell>
          <table:table-cell office:value-type="float" office:value="0.295413626536703" calcext:value-type="float">
            <text:p>0,295413626536703</text:p>
          </table:table-cell>
          <table:table-cell office:value-type="float" office:value="0.295418144578607" calcext:value-type="float">
            <text:p>0,295418144578607</text:p>
          </table:table-cell>
          <table:table-cell office:value-type="float" office:value="0.295415223982898" calcext:value-type="float">
            <text:p>0,295415223982898</text:p>
          </table:table-cell>
          <table:table-cell office:value-type="float" office:value="0.295415272972979" calcext:value-type="float">
            <text:p>0,295415272972979</text:p>
          </table:table-cell>
          <table:table-cell office:value-type="float" office:value="0.295415735156971" calcext:value-type="float">
            <text:p>0,295415735156971</text:p>
          </table:table-cell>
          <table:table-cell office:value-type="float" office:value="0.295415602882313" calcext:value-type="float">
            <text:p>0,295415602882313</text:p>
          </table:table-cell>
          <table:table-cell office:value-type="float" office:value="0.295415563277722" calcext:value-type="float">
            <text:p>0,295415563277722</text:p>
          </table:table-cell>
          <table:table-cell office:value-type="float" office:value="0.295415595433736" calcext:value-type="float">
            <text:p>0,295415595433736</text:p>
          </table:table-cell>
          <table:table-cell office:value-type="float" office:value="0.295415593233762" calcext:value-type="float">
            <text:p>0,29541559323376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616666666666667" calcext:value-type="float">
            <text:p>0,0616666666666667</text:p>
          </table:table-cell>
          <table:table-cell office:value-type="float" office:value="0.231416666666667" calcext:value-type="float">
            <text:p>0,231416666666667</text:p>
          </table:table-cell>
          <table:table-cell office:value-type="float" office:value="0.317871041666667" calcext:value-type="float">
            <text:p>0,317871041666667</text:p>
          </table:table-cell>
          <table:table-cell office:value-type="float" office:value="0.272285698541667" calcext:value-type="float">
            <text:p>0,272285698541667</text:p>
          </table:table-cell>
          <table:table-cell office:value-type="float" office:value="0.269127408135417" calcext:value-type="float">
            <text:p>0,269127408135417</text:p>
          </table:table-cell>
          <table:table-cell office:value-type="float" office:value="0.277736714314776" calcext:value-type="float">
            <text:p>0,277736714314776</text:p>
          </table:table-cell>
          <table:table-cell office:value-type="float" office:value="0.275847798138982" calcext:value-type="float">
            <text:p>0,275847798138982</text:p>
          </table:table-cell>
          <table:table-cell office:value-type="float" office:value="0.274977829691633" calcext:value-type="float">
            <text:p>0,274977829691633</text:p>
          </table:table-cell>
          <table:table-cell office:value-type="float" office:value="0.27551310591372" calcext:value-type="float">
            <text:p>0,27551310591372</text:p>
          </table:table-cell>
          <table:table-cell office:value-type="float" office:value="0.275512224979065" calcext:value-type="float">
            <text:p>0,275512224979065</text:p>
          </table:table-cell>
          <table:table-cell office:value-type="float" office:value="0.275425013142499" calcext:value-type="float">
            <text:p>0,275425013142499</text:p>
          </table:table-cell>
          <table:table-cell office:value-type="float" office:value="0.275448695946175" calcext:value-type="float">
            <text:p>0,275448695946175</text:p>
          </table:table-cell>
          <table:table-cell office:value-type="float" office:value="0.275456490907217" calcext:value-type="float">
            <text:p>0,275456490907217</text:p>
          </table:table-cell>
          <table:table-cell office:value-type="float" office:value="0.275450549901232" calcext:value-type="float">
            <text:p>0,275450549901232</text:p>
          </table:table-cell>
          <table:table-cell office:value-type="float" office:value="0.275450877232017" calcext:value-type="float">
            <text:p>0,275450877232017</text:p>
          </table:table-cell>
          <table:table-cell office:value-type="float" office:value="0.275451756023662" calcext:value-type="float">
            <text:p>0,275451756023662</text:p>
          </table:table-cell>
          <table:table-cell office:value-type="float" office:value="0.275451466461242" calcext:value-type="float">
            <text:p>0,275451466461242</text:p>
          </table:table-cell>
          <table:table-cell office:value-type="float" office:value="0.27545140137793" calcext:value-type="float">
            <text:p>0,27545140137793</text:p>
          </table:table-cell>
          <table:table-cell office:value-type="float" office:value="0.275451465964406" calcext:value-type="float">
            <text:p>0,275451465964406</text:p>
          </table:table-cell>
          <table:table-cell office:value-type="float" office:value="0.275451459192289" calcext:value-type="float">
            <text:p>0,275451459192289</text:p>
          </table:table-cell>
          <table:table-cell office:value-type="float" office:value="0.275451450506581" calcext:value-type="float">
            <text:p>0,27545145050658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616666666666667" calcext:value-type="float">
            <text:p>0,0616666666666667</text:p>
          </table:table-cell>
          <table:table-cell office:value-type="float" office:value="0.153716666666667" calcext:value-type="float">
            <text:p>0,153716666666667</text:p>
          </table:table-cell>
          <table:table-cell office:value-type="float" office:value="0.124188041666667" calcext:value-type="float">
            <text:p>0,124188041666667</text:p>
          </table:table-cell>
          <table:table-cell office:value-type="float" office:value="0.115808766041667" calcext:value-type="float">
            <text:p>0,115808766041667</text:p>
          </table:table-cell>
          <table:table-cell office:value-type="float" office:value="0.123208362922917" calcext:value-type="float">
            <text:p>0,123208362922917</text:p>
          </table:table-cell>
          <table:table-cell office:value-type="float" office:value="0.122494177031901" calcext:value-type="float">
            <text:p>0,122494177031901</text:p>
          </table:table-cell>
          <table:table-cell office:value-type="float" office:value="0.121505135078787" calcext:value-type="float">
            <text:p>0,121505135078787</text:p>
          </table:table-cell>
          <table:table-cell office:value-type="float" office:value="0.121881359492362" calcext:value-type="float">
            <text:p>0,121881359492362</text:p>
          </table:table-cell>
          <table:table-cell office:value-type="float" office:value="0.121942592953345" calcext:value-type="float">
            <text:p>0,121942592953345</text:p>
          </table:table-cell>
          <table:table-cell office:value-type="float" office:value="0.121864557857851" calcext:value-type="float">
            <text:p>0,121864557857851</text:p>
          </table:table-cell>
          <table:table-cell office:value-type="float" office:value="0.121875670241607" calcext:value-type="float">
            <text:p>0,121875670241607</text:p>
          </table:table-cell>
          <table:table-cell office:value-type="float" office:value="0.12188535144175" calcext:value-type="float">
            <text:p>0,12188535144175</text:p>
          </table:table-cell>
          <table:table-cell office:value-type="float" office:value="0.121880948090613" calcext:value-type="float">
            <text:p>0,121880948090613</text:p>
          </table:table-cell>
          <table:table-cell office:value-type="float" office:value="0.12188055530706" calcext:value-type="float">
            <text:p>0,12188055530706</text:p>
          </table:table-cell>
          <table:table-cell office:value-type="float" office:value="0.121881377545122" calcext:value-type="float">
            <text:p>0,121881377545122</text:p>
          </table:table-cell>
          <table:table-cell office:value-type="float" office:value="0.121881220316808" calcext:value-type="float">
            <text:p>0,121881220316808</text:p>
          </table:table-cell>
          <table:table-cell office:value-type="float" office:value="0.121881128862064" calcext:value-type="float">
            <text:p>0,121881128862064</text:p>
          </table:table-cell>
          <table:table-cell office:value-type="float" office:value="0.12188117901173" calcext:value-type="float">
            <text:p>0,12188117901173</text:p>
          </table:table-cell>
          <table:table-cell office:value-type="float" office:value="0.121881180409626" calcext:value-type="float">
            <text:p>0,121881180409626</text:p>
          </table:table-cell>
          <table:table-cell office:value-type="float" office:value="0.12188117187616" calcext:value-type="float">
            <text:p>0,12188117187616</text:p>
          </table:table-cell>
          <table:table-cell office:value-type="float" office:value="0.12188117394262" calcext:value-type="float">
            <text:p>0,1218811739426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616666666666667" calcext:value-type="float">
            <text:p>0,0616666666666667</text:p>
          </table:table-cell>
          <table:table-cell office:value-type="float" office:value="0.153716666666667" calcext:value-type="float">
            <text:p>0,153716666666667</text:p>
          </table:table-cell>
          <table:table-cell office:value-type="float" office:value="0.124188041666667" calcext:value-type="float">
            <text:p>0,124188041666667</text:p>
          </table:table-cell>
          <table:table-cell office:value-type="float" office:value="0.115808766041667" calcext:value-type="float">
            <text:p>0,115808766041667</text:p>
          </table:table-cell>
          <table:table-cell office:value-type="float" office:value="0.123208362922917" calcext:value-type="float">
            <text:p>0,123208362922917</text:p>
          </table:table-cell>
          <table:table-cell office:value-type="float" office:value="0.122494177031901" calcext:value-type="float">
            <text:p>0,122494177031901</text:p>
          </table:table-cell>
          <table:table-cell office:value-type="float" office:value="0.121505135078787" calcext:value-type="float">
            <text:p>0,121505135078787</text:p>
          </table:table-cell>
          <table:table-cell office:value-type="float" office:value="0.121881359492362" calcext:value-type="float">
            <text:p>0,121881359492362</text:p>
          </table:table-cell>
          <table:table-cell office:value-type="float" office:value="0.121942592953345" calcext:value-type="float">
            <text:p>0,121942592953345</text:p>
          </table:table-cell>
          <table:table-cell office:value-type="float" office:value="0.121864557857851" calcext:value-type="float">
            <text:p>0,121864557857851</text:p>
          </table:table-cell>
          <table:table-cell office:value-type="float" office:value="0.121875670241607" calcext:value-type="float">
            <text:p>0,121875670241607</text:p>
          </table:table-cell>
          <table:table-cell office:value-type="float" office:value="0.12188535144175" calcext:value-type="float">
            <text:p>0,12188535144175</text:p>
          </table:table-cell>
          <table:table-cell office:value-type="float" office:value="0.121880948090613" calcext:value-type="float">
            <text:p>0,121880948090613</text:p>
          </table:table-cell>
          <table:table-cell office:value-type="float" office:value="0.12188055530706" calcext:value-type="float">
            <text:p>0,12188055530706</text:p>
          </table:table-cell>
          <table:table-cell office:value-type="float" office:value="0.121881377545122" calcext:value-type="float">
            <text:p>0,121881377545122</text:p>
          </table:table-cell>
          <table:table-cell office:value-type="float" office:value="0.121881220316808" calcext:value-type="float">
            <text:p>0,121881220316808</text:p>
          </table:table-cell>
          <table:table-cell office:value-type="float" office:value="0.121881128862064" calcext:value-type="float">
            <text:p>0,121881128862064</text:p>
          </table:table-cell>
          <table:table-cell office:value-type="float" office:value="0.12188117901173" calcext:value-type="float">
            <text:p>0,12188117901173</text:p>
          </table:table-cell>
          <table:table-cell office:value-type="float" office:value="0.121881180409626" calcext:value-type="float">
            <text:p>0,121881180409626</text:p>
          </table:table-cell>
          <table:table-cell office:value-type="float" office:value="0.12188117187616" calcext:value-type="float">
            <text:p>0,12188117187616</text:p>
          </table:table-cell>
          <table:table-cell office:value-type="float" office:value="0.12188117394262" calcext:value-type="float">
            <text:p>0,1218811739426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616666666666667" calcext:value-type="float">
            <text:p>0,0616666666666667</text:p>
          </table:table-cell>
          <table:table-cell office:value-type="float" office:value="0.134291666666667" calcext:value-type="float">
            <text:p>0,134291666666667</text:p>
          </table:table-cell>
          <table:table-cell office:value-type="float" office:value="0.0818861666666667" calcext:value-type="float">
            <text:p>0,0818861666666667</text:p>
          </table:table-cell>
          <table:table-cell office:value-type="float" office:value="0.0900146235416667" calcext:value-type="float">
            <text:p>0,0900146235416667</text:p>
          </table:table-cell>
          <table:table-cell office:value-type="float" office:value="0.0948537565072917" calcext:value-type="float">
            <text:p>0,0948537565072917</text:p>
          </table:table-cell>
          <table:table-cell office:value-type="float" office:value="0.0926152437321042" calcext:value-type="float">
            <text:p>0,0926152437321042</text:p>
          </table:table-cell>
          <table:table-cell office:value-type="float" office:value="0.0923313333031741" calcext:value-type="float">
            <text:p>0,0923313333031741</text:p>
          </table:table-cell>
          <table:table-cell office:value-type="float" office:value="0.0927969895018617" calcext:value-type="float">
            <text:p>0,0927969895018617</text:p>
          </table:table-cell>
          <table:table-cell office:value-type="float" office:value="0.0927115412602583" calcext:value-type="float">
            <text:p>0,0927115412602583</text:p>
          </table:table-cell>
          <table:table-cell office:value-type="float" office:value="0.0926604223608694" calcext:value-type="float">
            <text:p>0,0926604223608694</text:p>
          </table:table-cell>
          <table:table-cell office:value-type="float" office:value="0.0926876371979336" calcext:value-type="float">
            <text:p>0,0926876371979336</text:p>
          </table:table-cell>
          <table:table-cell office:value-type="float" office:value="0.0926887457244006" calcext:value-type="float">
            <text:p>0,0926887457244006</text:p>
          </table:table-cell>
          <table:table-cell office:value-type="float" office:value="0.0926839931874267" calcext:value-type="float">
            <text:p>0,0926839931874267</text:p>
          </table:table-cell>
          <table:table-cell office:value-type="float" office:value="0.0926850974530205" calcext:value-type="float">
            <text:p>0,0926850974530205</text:p>
          </table:table-cell>
          <table:table-cell office:value-type="float" office:value="0.0926855718474204" calcext:value-type="float">
            <text:p>0,0926855718474204</text:p>
          </table:table-cell>
          <table:table-cell office:value-type="float" office:value="0.0926852651848709" calcext:value-type="float">
            <text:p>0,0926852651848709</text:p>
          </table:table-cell>
          <table:table-cell office:value-type="float" office:value="0.0926852703288295" calcext:value-type="float">
            <text:p>0,0926852703288295</text:p>
          </table:table-cell>
          <table:table-cell office:value-type="float" office:value="0.0926853188581486" calcext:value-type="float">
            <text:p>0,0926853188581486</text:p>
          </table:table-cell>
          <table:table-cell office:value-type="float" office:value="0.0926853049693095" calcext:value-type="float">
            <text:p>0,0926853049693095</text:p>
          </table:table-cell>
          <table:table-cell office:value-type="float" office:value="0.0926853008108275" calcext:value-type="float">
            <text:p>0,0926853008108275</text:p>
          </table:table-cell>
          <table:table-cell office:value-type="float" office:value="0.0926853041872089" calcext:value-type="float">
            <text:p>0,0926853041872089</text:p>
          </table:table-cell>
        </table:table-row>
      </table:table>
      <table:table table:name="Hoja2" table:style-name="ta1">
        <table:table-column table:style-name="co1" table:number-columns-repeated="82" table:default-cell-style-name="Default"/>
        <table:table-row table:style-name="ro1">
          <table:table-cell table:number-columns-repeated="82"/>
        </table:table-row>
        <table:table-row table:style-name="ro1"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a</text:p>
          </table:table-cell>
          <table:table-cell table:number-columns-repeated="77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3]" office:value-type="float" office:value="0.25" calcext:value-type="float">
            <text:p>0,25</text:p>
          </table:table-cell>
          <table:table-cell table:formula="of:=[.E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4]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table:formula="of:=[.E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0"/>
        </table:table-row>
        <table:table-row table:style-name="ro1" table:number-rows-repeated="2">
          <table:table-cell table:number-columns-repeated="82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table:number-matrix-columns-spanned="1" table:number-matrix-rows-spanned="3" table:formula="of:=MMULT([.$C$3:.$E$5];[.B8:.B10])" office:value-type="float" office:value="0.65" calcext:value-type="float">
            <text:p>0,65</text:p>
          </table:table-cell>
          <table:table-cell table:number-matrix-columns-spanned="1" table:number-matrix-rows-spanned="3" table:formula="of:=MMULT([.$C$3:.$E$5];[.C8:.C10])" office:value-type="float" office:value="0.675" calcext:value-type="float">
            <text:p>0,675</text:p>
          </table:table-cell>
          <table:table-cell table:number-matrix-columns-spanned="1" table:number-matrix-rows-spanned="3" table:formula="of:=MMULT([.$C$3:.$E$5];[.D8:.D10])" office:value-type="float" office:value="0.6875" calcext:value-type="float">
            <text:p>0,6875</text:p>
          </table:table-cell>
          <table:table-cell table:number-matrix-columns-spanned="1" table:number-matrix-rows-spanned="3" table:formula="of:=MMULT([.$C$3:.$E$5];[.E8:.E10])" office:value-type="float" office:value="0.69375" calcext:value-type="float">
            <text:p>0,69375</text:p>
          </table:table-cell>
          <table:table-cell table:number-matrix-columns-spanned="1" table:number-matrix-rows-spanned="3" table:formula="of:=MMULT([.$C$3:.$E$5];[.F8:.F10])" office:value-type="float" office:value="0.696875" calcext:value-type="float">
            <text:p>0,696875</text:p>
          </table:table-cell>
          <table:table-cell table:number-matrix-columns-spanned="1" table:number-matrix-rows-spanned="3" table:formula="of:=MMULT([.$C$3:.$E$5];[.G8:.G10])" office:value-type="float" office:value="0.6984375" calcext:value-type="float">
            <text:p>0,6984375</text:p>
          </table:table-cell>
          <table:table-cell table:number-matrix-columns-spanned="1" table:number-matrix-rows-spanned="3" table:formula="of:=MMULT([.$C$3:.$E$5];[.H8:.H10])" office:value-type="float" office:value="0.69921875" calcext:value-type="float">
            <text:p>0,69921875</text:p>
          </table:table-cell>
          <table:table-cell table:number-matrix-columns-spanned="1" table:number-matrix-rows-spanned="3" table:formula="of:=MMULT([.$C$3:.$E$5];[.I8:.I10])" office:value-type="float" office:value="0.699609375" calcext:value-type="float">
            <text:p>0,699609375</text:p>
          </table:table-cell>
          <table:table-cell table:number-columns-repeated="72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0625" calcext:value-type="float">
            <text:p>0,00625</text:p>
          </table:table-cell>
          <table:table-cell office:value-type="float" office:value="0.003125" calcext:value-type="float">
            <text:p>0,003125</text:p>
          </table:table-cell>
          <table:table-cell office:value-type="float" office:value="0.0015625" calcext:value-type="float">
            <text:p>0,0015625</text:p>
          </table:table-cell>
          <table:table-cell office:value-type="float" office:value="0.00078125" calcext:value-type="float">
            <text:p>0,00078125</text:p>
          </table:table-cell>
          <table:table-cell table:number-columns-repeated="72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75" calcext:value-type="float">
            <text:p>0,275</text:p>
          </table:table-cell>
          <table:table-cell office:value-type="float" office:value="0.2875" calcext:value-type="float">
            <text:p>0,2875</text:p>
          </table:table-cell>
          <table:table-cell office:value-type="float" office:value="0.29375" calcext:value-type="float">
            <text:p>0,29375</text:p>
          </table:table-cell>
          <table:table-cell office:value-type="float" office:value="0.296875" calcext:value-type="float">
            <text:p>0,296875</text:p>
          </table:table-cell>
          <table:table-cell office:value-type="float" office:value="0.2984375" calcext:value-type="float">
            <text:p>0,2984375</text:p>
          </table:table-cell>
          <table:table-cell office:value-type="float" office:value="0.29921875" calcext:value-type="float">
            <text:p>0,29921875</text:p>
          </table:table-cell>
          <table:table-cell office:value-type="float" office:value="0.299609375" calcext:value-type="float">
            <text:p>0,299609375</text:p>
          </table:table-cell>
          <table:table-cell table:number-columns-repeated="72"/>
        </table:table-row>
        <table:table-row table:style-name="ro1" table:number-rows-repeated="3">
          <table:table-cell table:number-columns-repeated="82"/>
        </table:table-row>
        <table:table-row table:style-name="ro1">
          <table:table-cell/>
          <table:table-cell office:value-type="string" calcext:value-type="string">
            <text:p>Casa</text:p>
          </table:table-cell>
          <table:table-cell office:value-type="string" calcext:value-type="string">
            <text:p>sala1</text:p>
          </table:table-cell>
          <table:table-cell office:value-type="string" calcext:value-type="string">
            <text:p>sala2</text:p>
          </table:table-cell>
          <table:table-cell office:value-type="string" calcext:value-type="string">
            <text:p>cafetería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Ca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77"/>
        </table:table-row>
        <table:table-row table:style-name="ro1" table:number-rows-repeated="2">
          <table:table-cell table:number-columns-repeated="8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matrix-columns-spanned="1" table:number-matrix-rows-spanned="4" table:formula="of:=MMULT([.$B$15:.$E$18];[.B21:.B24])" office:value-type="float" office:value="0.5" calcext:value-type="float">
            <text:p>0,5</text:p>
          </table:table-cell>
          <table:table-cell table:number-matrix-columns-spanned="1" table:number-matrix-rows-spanned="4" table:formula="of:=MMULT([.$B$15:.$E$18];[.C21:.C24])" office:value-type="float" office:value="0.5" calcext:value-type="float">
            <text:p>0,5</text:p>
          </table:table-cell>
          <table:table-cell table:number-matrix-columns-spanned="1" table:number-matrix-rows-spanned="4" table:formula="of:=MMULT([.$B$15:.$E$18];[.D21:.D24])" office:value-type="float" office:value="0.625" calcext:value-type="float">
            <text:p>0,625</text:p>
          </table:table-cell>
          <table:table-cell table:number-matrix-columns-spanned="1" table:number-matrix-rows-spanned="4" table:formula="of:=MMULT([.$B$15:.$E$18];[.E21:.E24])" office:value-type="float" office:value="0.625" calcext:value-type="float">
            <text:p>0,625</text:p>
          </table:table-cell>
          <table:table-cell table:number-matrix-columns-spanned="1" table:number-matrix-rows-spanned="4" table:formula="of:=MMULT([.$B$15:.$E$18];[.F21:.F24])" office:value-type="float" office:value="0.65625" calcext:value-type="float">
            <text:p>0,65625</text:p>
          </table:table-cell>
          <table:table-cell table:number-matrix-columns-spanned="1" table:number-matrix-rows-spanned="4" table:formula="of:=MMULT([.$B$15:.$E$18];[.G21:.G24])" office:value-type="float" office:value="0.65625" calcext:value-type="float">
            <text:p>0,65625</text:p>
          </table:table-cell>
          <table:table-cell table:number-matrix-columns-spanned="1" table:number-matrix-rows-spanned="4" table:formula="of:=MMULT([.$B$15:.$E$18];[.H21:.H24])" office:value-type="float" office:value="0.6640625" calcext:value-type="float">
            <text:p>0,6640625</text:p>
          </table:table-cell>
          <table:table-cell table:number-matrix-columns-spanned="1" table:number-matrix-rows-spanned="4" table:formula="of:=MMULT([.$B$15:.$E$18];[.I21:.I24])" office:value-type="float" office:value="0.6640625" calcext:value-type="float">
            <text:p>0,6640625</text:p>
          </table:table-cell>
          <table:table-cell table:number-matrix-columns-spanned="1" table:number-matrix-rows-spanned="4" table:formula="of:=MMULT([.$B$15:.$E$18];[.J21:.J24])" office:value-type="float" office:value="0.666015625" calcext:value-type="float">
            <text:p>0,666015625</text:p>
          </table:table-cell>
          <table:table-cell table:number-matrix-columns-spanned="1" table:number-matrix-rows-spanned="4" table:formula="of:=MMULT([.$B$15:.$E$18];[.K21:.K24])" office:value-type="float" office:value="0.666015625" calcext:value-type="float">
            <text:p>0,666015625</text:p>
          </table:table-cell>
          <table:table-cell table:number-matrix-columns-spanned="1" table:number-matrix-rows-spanned="4" table:formula="of:=MMULT([.$B$15:.$E$18];[.L21:.L24])" office:value-type="float" office:value="0.66650390625" calcext:value-type="float">
            <text:p>0,66650390625</text:p>
          </table:table-cell>
          <table:table-cell table:number-matrix-columns-spanned="1" table:number-matrix-rows-spanned="4" table:formula="of:=MMULT([.$B$15:.$E$18];[.M21:.M24])" office:value-type="float" office:value="0.66650390625" calcext:value-type="float">
            <text:p>0,66650390625</text:p>
          </table:table-cell>
          <table:table-cell table:number-matrix-columns-spanned="1" table:number-matrix-rows-spanned="4" table:formula="of:=MMULT([.$B$15:.$E$18];[.N21:.N24])" office:value-type="float" office:value="0.6666259765625" calcext:value-type="float">
            <text:p>0,6666259765625</text:p>
          </table:table-cell>
          <table:table-cell table:number-matrix-columns-spanned="1" table:number-matrix-rows-spanned="4" table:formula="of:=MMULT([.$B$15:.$E$18];[.O21:.O24])" office:value-type="float" office:value="0.6666259765625" calcext:value-type="float">
            <text:p>0,6666259765625</text:p>
          </table:table-cell>
          <table:table-cell table:number-matrix-columns-spanned="1" table:number-matrix-rows-spanned="4" table:formula="of:=MMULT([.$B$15:.$E$18];[.P21:.P24])" office:value-type="float" office:value="0.666656494140625" calcext:value-type="float">
            <text:p>0,666656494140625</text:p>
          </table:table-cell>
          <table:table-cell table:number-matrix-columns-spanned="1" table:number-matrix-rows-spanned="4" table:formula="of:=MMULT([.$B$15:.$E$18];[.Q21:.Q24])" office:value-type="float" office:value="0.666656494140625" calcext:value-type="float">
            <text:p>0,666656494140625</text:p>
          </table:table-cell>
          <table:table-cell table:number-matrix-columns-spanned="1" table:number-matrix-rows-spanned="4" table:formula="of:=MMULT([.$B$15:.$E$18];[.R21:.R24])" office:value-type="float" office:value="0.666664123535156" calcext:value-type="float">
            <text:p>0,666664123535156</text:p>
          </table:table-cell>
          <table:table-cell table:number-matrix-columns-spanned="1" table:number-matrix-rows-spanned="4" table:formula="of:=MMULT([.$B$15:.$E$18];[.S21:.S24])" office:value-type="float" office:value="0.666664123535156" calcext:value-type="float">
            <text:p>0,666664123535156</text:p>
          </table:table-cell>
          <table:table-cell table:number-matrix-columns-spanned="1" table:number-matrix-rows-spanned="4" table:formula="of:=MMULT([.$B$15:.$E$18];[.T21:.T24])" office:value-type="float" office:value="0.666666030883789" calcext:value-type="float">
            <text:p>0,666666030883789</text:p>
          </table:table-cell>
          <table:table-cell table:number-matrix-columns-spanned="1" table:number-matrix-rows-spanned="4" table:formula="of:=MMULT([.$B$15:.$E$18];[.U21:.U24])" office:value-type="float" office:value="0.666666030883789" calcext:value-type="float">
            <text:p>0,666666030883789</text:p>
          </table:table-cell>
          <table:table-cell table:number-matrix-columns-spanned="1" table:number-matrix-rows-spanned="4" table:formula="of:=MMULT([.$B$15:.$E$18];[.V21:.V24])" office:value-type="float" office:value="0.666666507720947" calcext:value-type="float">
            <text:p>0,666666507720947</text:p>
          </table:table-cell>
          <table:table-cell table:number-matrix-columns-spanned="1" table:number-matrix-rows-spanned="4" table:formula="of:=MMULT([.$B$15:.$E$18];[.W21:.W24])" office:value-type="float" office:value="0.666666507720947" calcext:value-type="float">
            <text:p>0,666666507720947</text:p>
          </table:table-cell>
          <table:table-cell table:number-matrix-columns-spanned="1" table:number-matrix-rows-spanned="4" table:formula="of:=MMULT([.$B$15:.$E$18];[.X21:.X24])" office:value-type="float" office:value="0.666666626930237" calcext:value-type="float">
            <text:p>0,666666626930237</text:p>
          </table:table-cell>
          <table:table-cell table:number-matrix-columns-spanned="1" table:number-matrix-rows-spanned="4" table:formula="of:=MMULT([.$B$15:.$E$18];[.Y21:.Y24])" office:value-type="float" office:value="0.666666626930237" calcext:value-type="float">
            <text:p>0,666666626930237</text:p>
          </table:table-cell>
          <table:table-cell table:number-matrix-columns-spanned="1" table:number-matrix-rows-spanned="4" table:formula="of:=MMULT([.$B$15:.$E$18];[.Z21:.Z24])" office:value-type="float" office:value="0.666666656732559" calcext:value-type="float">
            <text:p>0,666666656732559</text:p>
          </table:table-cell>
          <table:table-cell table:number-matrix-columns-spanned="1" table:number-matrix-rows-spanned="4" table:formula="of:=MMULT([.$B$15:.$E$18];[.AA21:.AA24])" office:value-type="float" office:value="0.666666656732559" calcext:value-type="float">
            <text:p>0,666666656732559</text:p>
          </table:table-cell>
          <table:table-cell table:number-matrix-columns-spanned="1" table:number-matrix-rows-spanned="4" table:formula="of:=MMULT([.$B$15:.$E$18];[.AB21:.AB24])" office:value-type="float" office:value="0.66666666418314" calcext:value-type="float">
            <text:p>0,66666666418314</text:p>
          </table:table-cell>
          <table:table-cell table:number-matrix-columns-spanned="1" table:number-matrix-rows-spanned="4" table:formula="of:=MMULT([.$B$15:.$E$18];[.AC21:.AC24])" office:value-type="float" office:value="0.66666666418314" calcext:value-type="float">
            <text:p>0,66666666418314</text:p>
          </table:table-cell>
          <table:table-cell table:number-matrix-columns-spanned="1" table:number-matrix-rows-spanned="4" table:formula="of:=MMULT([.$B$15:.$E$18];[.AD21:.AD24])" office:value-type="float" office:value="0.666666666045785" calcext:value-type="float">
            <text:p>0,666666666045785</text:p>
          </table:table-cell>
          <table:table-cell table:number-matrix-columns-spanned="1" table:number-matrix-rows-spanned="4" table:formula="of:=MMULT([.$B$15:.$E$18];[.AE21:.AE24])" office:value-type="float" office:value="0.666666666045785" calcext:value-type="float">
            <text:p>0,666666666045785</text:p>
          </table:table-cell>
          <table:table-cell table:number-matrix-columns-spanned="1" table:number-matrix-rows-spanned="4" table:formula="of:=MMULT([.$B$15:.$E$18];[.AF21:.AF24])" office:value-type="float" office:value="0.666666666511446" calcext:value-type="float">
            <text:p>0,666666666511446</text:p>
          </table:table-cell>
          <table:table-cell table:number-matrix-columns-spanned="1" table:number-matrix-rows-spanned="4" table:formula="of:=MMULT([.$B$15:.$E$18];[.AG21:.AG24])" office:value-type="float" office:value="0.666666666511446" calcext:value-type="float">
            <text:p>0,666666666511446</text:p>
          </table:table-cell>
          <table:table-cell table:number-matrix-columns-spanned="1" table:number-matrix-rows-spanned="4" table:formula="of:=MMULT([.$B$15:.$E$18];[.AH21:.AH24])" office:value-type="float" office:value="0.666666666627862" calcext:value-type="float">
            <text:p>0,666666666627862</text:p>
          </table:table-cell>
          <table:table-cell table:number-matrix-columns-spanned="1" table:number-matrix-rows-spanned="4" table:formula="of:=MMULT([.$B$15:.$E$18];[.AI21:.AI24])" office:value-type="float" office:value="0.666666666627862" calcext:value-type="float">
            <text:p>0,666666666627862</text:p>
          </table:table-cell>
          <table:table-cell table:number-matrix-columns-spanned="1" table:number-matrix-rows-spanned="4" table:formula="of:=MMULT([.$B$15:.$E$18];[.AJ21:.AJ24])" office:value-type="float" office:value="0.666666666656965" calcext:value-type="float">
            <text:p>0,666666666656965</text:p>
          </table:table-cell>
          <table:table-cell table:number-matrix-columns-spanned="1" table:number-matrix-rows-spanned="4" table:formula="of:=MMULT([.$B$15:.$E$18];[.AK21:.AK24])" office:value-type="float" office:value="0.666666666656965" calcext:value-type="float">
            <text:p>0,666666666656965</text:p>
          </table:table-cell>
          <table:table-cell table:number-matrix-columns-spanned="1" table:number-matrix-rows-spanned="4" table:formula="of:=MMULT([.$B$15:.$E$18];[.AL21:.AL24])" office:value-type="float" office:value="0.666666666664241" calcext:value-type="float">
            <text:p>0,666666666664241</text:p>
          </table:table-cell>
          <table:table-cell table:number-matrix-columns-spanned="1" table:number-matrix-rows-spanned="4" table:formula="of:=MMULT([.$B$15:.$E$18];[.AM21:.AM24])" office:value-type="float" office:value="0.666666666664241" calcext:value-type="float">
            <text:p>0,666666666664241</text:p>
          </table:table-cell>
          <table:table-cell table:number-matrix-columns-spanned="1" table:number-matrix-rows-spanned="4" table:formula="of:=MMULT([.$B$15:.$E$18];[.AN21:.AN24])" office:value-type="float" office:value="0.66666666666606" calcext:value-type="float">
            <text:p>0,66666666666606</text:p>
          </table:table-cell>
          <table:table-cell table:number-matrix-columns-spanned="1" table:number-matrix-rows-spanned="4" table:formula="of:=MMULT([.$B$15:.$E$18];[.AO21:.AO24])" office:value-type="float" office:value="0.66666666666606" calcext:value-type="float">
            <text:p>0,66666666666606</text:p>
          </table:table-cell>
          <table:table-cell table:number-matrix-columns-spanned="1" table:number-matrix-rows-spanned="4" table:formula="of:=MMULT([.$B$15:.$E$18];[.AP21:.AP24])" office:value-type="float" office:value="0.666666666666515" calcext:value-type="float">
            <text:p>0,666666666666515</text:p>
          </table:table-cell>
          <table:table-cell table:number-matrix-columns-spanned="1" table:number-matrix-rows-spanned="4" table:formula="of:=MMULT([.$B$15:.$E$18];[.AQ21:.AQ24])" office:value-type="float" office:value="0.666666666666515" calcext:value-type="float">
            <text:p>0,666666666666515</text:p>
          </table:table-cell>
          <table:table-cell table:number-matrix-columns-spanned="1" table:number-matrix-rows-spanned="4" table:formula="of:=MMULT([.$B$15:.$E$18];[.AR21:.AR24])" office:value-type="float" office:value="0.666666666666629" calcext:value-type="float">
            <text:p>0,666666666666629</text:p>
          </table:table-cell>
          <table:table-cell table:number-matrix-columns-spanned="1" table:number-matrix-rows-spanned="4" table:formula="of:=MMULT([.$B$15:.$E$18];[.AS21:.AS24])" office:value-type="float" office:value="0.666666666666629" calcext:value-type="float">
            <text:p>0,666666666666629</text:p>
          </table:table-cell>
          <table:table-cell table:number-matrix-columns-spanned="1" table:number-matrix-rows-spanned="4" table:formula="of:=MMULT([.$B$15:.$E$18];[.AT21:.AT24])" office:value-type="float" office:value="0.666666666666657" calcext:value-type="float">
            <text:p>0,666666666666657</text:p>
          </table:table-cell>
          <table:table-cell table:number-matrix-columns-spanned="1" table:number-matrix-rows-spanned="4" table:formula="of:=MMULT([.$B$15:.$E$18];[.AU21:.AU24])" office:value-type="float" office:value="0.666666666666657" calcext:value-type="float">
            <text:p>0,666666666666657</text:p>
          </table:table-cell>
          <table:table-cell table:number-matrix-columns-spanned="1" table:number-matrix-rows-spanned="4" table:formula="of:=MMULT([.$B$15:.$E$18];[.AV21:.AV24])" office:value-type="float" office:value="0.666666666666664" calcext:value-type="float">
            <text:p>0,666666666666664</text:p>
          </table:table-cell>
          <table:table-cell table:number-matrix-columns-spanned="1" table:number-matrix-rows-spanned="4" table:formula="of:=MMULT([.$B$15:.$E$18];[.AW21:.AW24])" office:value-type="float" office:value="0.666666666666664" calcext:value-type="float">
            <text:p>0,666666666666664</text:p>
          </table:table-cell>
          <table:table-cell table:number-matrix-columns-spanned="1" table:number-matrix-rows-spanned="4" table:formula="of:=MMULT([.$B$15:.$E$18];[.AX21:.AX24])" office:value-type="float" office:value="0.666666666666666" calcext:value-type="float">
            <text:p>0,666666666666666</text:p>
          </table:table-cell>
          <table:table-cell table:number-matrix-columns-spanned="1" table:number-matrix-rows-spanned="4" table:formula="of:=MMULT([.$B$15:.$E$18];[.AY21:.AY24])" office:value-type="float" office:value="0.666666666666666" calcext:value-type="float">
            <text:p>0,666666666666666</text:p>
          </table:table-cell>
          <table:table-cell table:number-matrix-columns-spanned="1" table:number-matrix-rows-spanned="4" table:formula="of:=MMULT([.$B$15:.$E$18];[.AZ21:.AZ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A21:.BA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B21:.BB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C21:.BC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D21:.BD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E21:.BE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F21:.BF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G21:.BG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H21:.BH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I21:.BI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J21:.BJ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K21:.BK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L21:.BL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M21:.BM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N21:.BN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O21:.BO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P21:.BP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Q21:.BQ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R21:.BR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S21:.BS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T21:.BT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U21:.BU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V21:.BV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W21:.BW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X21:.BX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Y21:.BY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BZ21:.BZ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CA21:.CA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CB21:.CB24])" office:value-type="float" office:value="0.666666666666667" calcext:value-type="float">
            <text:p>0,666666666666667</text:p>
          </table:table-cell>
          <table:table-cell table:number-matrix-columns-spanned="1" table:number-matrix-rows-spanned="4" table:formula="of:=MMULT([.$B$15:.$E$18];[.CC21:.CC24])" office:value-type="float" office:value="0.666666666666667" calcext:value-type="float">
            <text:p>0,66666666666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,06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" calcext:value-type="float">
            <text:p>0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" calcext:value-type="float">
            <text:p>0</text:p>
          </table:table-cell>
          <table:table-cell office:value-type="float" office:value="0.000244140625" calcext:value-type="float">
            <text:p>0,000244140625</text:p>
          </table:table-cell>
          <table:table-cell office:value-type="float" office:value="0" calcext:value-type="float">
            <text:p>0</text:p>
          </table:table-cell>
          <table:table-cell office:value-type="float" office:value="0.00006103515625" calcext:value-type="float">
            <text:p>0,00006103515625</text:p>
          </table:table-cell>
          <table:table-cell office:value-type="float" office:value="0" calcext:value-type="float">
            <text:p>0</text:p>
          </table:table-cell>
          <table:table-cell office:value-type="float" office:value="0.0000152587890625" calcext:value-type="float">
            <text:p>0,0000152587890625</text:p>
          </table:table-cell>
          <table:table-cell office:value-type="float" office:value="0" calcext:value-type="float">
            <text:p>0</text:p>
          </table:table-cell>
          <table:table-cell office:value-type="float" office:value="0.000003814697265625" calcext:value-type="float">
            <text:p>3,8146972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95367431640625" calcext:value-type="float">
            <text:p>9,536743164062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" calcext:value-type="float">
            <text:p>2,38418579101562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05960464477539" calcext:value-type="float">
            <text:p>5,9604644775390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01490116119385" calcext:value-type="float">
            <text:p>1,4901161193847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2529029846" calcext:value-type="float">
            <text:p>3,72529029846191E-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3132257462" calcext:value-type="float">
            <text:p>9,31322574615479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283064365" calcext:value-type="float">
            <text:p>2,3283064365387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820766091" calcext:value-type="float">
            <text:p>5,82076609134674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455191523" calcext:value-type="float">
            <text:p>1,45519152283669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363797881" calcext:value-type="float">
            <text:p>3,63797880709171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9094947" calcext:value-type="float">
            <text:p>9,09494701772928E-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22737368" calcext:value-type="float">
            <text:p>2,27373675443232E-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5684342" calcext:value-type="float">
            <text:p>5,6843418860808E-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421085" calcext:value-type="float">
            <text:p>1,4210854715202E-14</text:p>
          </table:table-cell>
          <table:table-cell office:value-type="float" office:value="0" calcext:value-type="float">
            <text:p>0</text:p>
          </table:table-cell>
          <table:table-cell office:value-type="float" office:value="3.5527136788005E-015" calcext:value-type="float">
            <text:p>3,5527136788005E-15</text:p>
          </table:table-cell>
          <table:table-cell office:value-type="float" office:value="0" calcext:value-type="float">
            <text:p>0</text:p>
          </table:table-cell>
          <table:table-cell office:value-type="float" office:value="8.88178419700125E-016" calcext:value-type="float">
            <text:p>8,88178419700125E-16</text:p>
          </table:table-cell>
          <table:table-cell office:value-type="float" office:value="0" calcext:value-type="float">
            <text:p>0</text:p>
          </table:table-cell>
          <table:table-cell office:value-type="float" office:value="2.22044604925031E-016" calcext:value-type="float">
            <text:p>2,22044604925031E-16</text:p>
          </table:table-cell>
          <table:table-cell office:value-type="float" office:value="0" calcext:value-type="float">
            <text:p>0</text:p>
          </table:table-cell>
          <table:table-cell office:value-type="float" office:value="5.55111512312578E-017" calcext:value-type="float">
            <text:p>5,55111512312578E-17</text:p>
          </table:table-cell>
          <table:table-cell office:value-type="float" office:value="0" calcext:value-type="float">
            <text:p>0</text:p>
          </table:table-cell>
          <table:table-cell office:value-type="float" office:value="1.38777878078145E-017" calcext:value-type="float">
            <text:p>1,38777878078145E-17</text:p>
          </table:table-cell>
          <table:table-cell office:value-type="float" office:value="0" calcext:value-type="float">
            <text:p>0</text:p>
          </table:table-cell>
          <table:table-cell office:value-type="float" office:value="3.46944695195361E-018" calcext:value-type="float">
            <text:p>3,46944695195361E-18</text:p>
          </table:table-cell>
          <table:table-cell office:value-type="float" office:value="0" calcext:value-type="float">
            <text:p>0</text:p>
          </table:table-cell>
          <table:table-cell office:value-type="float" office:value="8.67361737988404E-019" calcext:value-type="float">
            <text:p>8,67361737988404E-19</text:p>
          </table:table-cell>
          <table:table-cell office:value-type="float" office:value="0" calcext:value-type="float">
            <text:p>0</text:p>
          </table:table-cell>
          <table:table-cell office:value-type="float" office:value="2.16840434497101E-019" calcext:value-type="float">
            <text:p>2,16840434497101E-19</text:p>
          </table:table-cell>
          <table:table-cell office:value-type="float" office:value="0" calcext:value-type="float">
            <text:p>0</text:p>
          </table:table-cell>
          <table:table-cell office:value-type="float" office:value="5.42101086242752E-020" calcext:value-type="float">
            <text:p>5,42101086242752E-20</text:p>
          </table:table-cell>
          <table:table-cell office:value-type="float" office:value="0" calcext:value-type="float">
            <text:p>0</text:p>
          </table:table-cell>
          <table:table-cell office:value-type="float" office:value="1.35525271560688E-020" calcext:value-type="float">
            <text:p>1,35525271560688E-20</text:p>
          </table:table-cell>
          <table:table-cell office:value-type="float" office:value="0" calcext:value-type="float">
            <text:p>0</text:p>
          </table:table-cell>
          <table:table-cell office:value-type="float" office:value="3.3881317890172E-021" calcext:value-type="float">
            <text:p>3,3881317890172E-21</text:p>
          </table:table-cell>
          <table:table-cell office:value-type="float" office:value="0" calcext:value-type="float">
            <text:p>0</text:p>
          </table:table-cell>
          <table:table-cell office:value-type="float" office:value="8.470329472543E-022" calcext:value-type="float">
            <text:p>8,470329472543E-22</text:p>
          </table:table-cell>
          <table:table-cell office:value-type="float" office:value="0" calcext:value-type="float">
            <text:p>0</text:p>
          </table:table-cell>
          <table:table-cell office:value-type="float" office:value="2.11758236813575E-022" calcext:value-type="float">
            <text:p>2,11758236813575E-22</text:p>
          </table:table-cell>
          <table:table-cell office:value-type="float" office:value="0" calcext:value-type="float">
            <text:p>0</text:p>
          </table:table-cell>
          <table:table-cell office:value-type="float" office:value="5.29395592033938E-023" calcext:value-type="float">
            <text:p>5,29395592033938E-23</text:p>
          </table:table-cell>
          <table:table-cell office:value-type="float" office:value="0" calcext:value-type="float">
            <text:p>0</text:p>
          </table:table-cell>
          <table:table-cell office:value-type="float" office:value="1.32348898008484E-023" calcext:value-type="float">
            <text:p>1,32348898008484E-23</text:p>
          </table:table-cell>
          <table:table-cell office:value-type="float" office:value="0" calcext:value-type="float">
            <text:p>0</text:p>
          </table:table-cell>
          <table:table-cell office:value-type="float" office:value="3.30872245021211E-024" calcext:value-type="float">
            <text:p>3,30872245021211E-24</text:p>
          </table:table-cell>
          <table:table-cell office:value-type="float" office:value="0" calcext:value-type="float">
            <text:p>0</text:p>
          </table:table-cell>
          <table:table-cell office:value-type="float" office:value="8.27180612553028E-025" calcext:value-type="float">
            <text:p>8,27180612553028E-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" calcext:value-type="float">
            <text:p>0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" calcext:value-type="float">
            <text:p>0</text:p>
          </table:table-cell>
          <table:table-cell office:value-type="float" office:value="0.001953125" calcext:value-type="float">
            <text:p>0,001953125</text:p>
          </table:table-cell>
          <table:table-cell office:value-type="float" office:value="0" calcext:value-type="float">
            <text:p>0</text:p>
          </table:table-cell>
          <table:table-cell office:value-type="float" office:value="0.00048828125" calcext:value-type="float">
            <text:p>0,00048828125</text:p>
          </table:table-cell>
          <table:table-cell office:value-type="float" office:value="0" calcext:value-type="float">
            <text:p>0</text:p>
          </table:table-cell>
          <table:table-cell office:value-type="float" office:value="0.0001220703125" calcext:value-type="float">
            <text:p>0,0001220703125</text:p>
          </table:table-cell>
          <table:table-cell office:value-type="float" office:value="0" calcext:value-type="float">
            <text:p>0</text:p>
          </table:table-cell>
          <table:table-cell office:value-type="float" office:value="0.000030517578125" calcext:value-type="float">
            <text:p>0,000030517578125</text:p>
          </table:table-cell>
          <table:table-cell office:value-type="float" office:value="0" calcext:value-type="float">
            <text:p>0</text:p>
          </table:table-cell>
          <table:table-cell office:value-type="float" office:value="0.00000762939453125" calcext:value-type="float">
            <text:p>7,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9073486328125" calcext:value-type="float">
            <text:p>1,9073486328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47683715820313" calcext:value-type="float">
            <text:p>4,7683715820312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11920928955078" calcext:value-type="float">
            <text:p>1,19209289550781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0298023223877" calcext:value-type="float">
            <text:p>2,98023223876953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745058059692" calcext:value-type="float">
            <text:p>7,45058059692383E-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6264514923" calcext:value-type="float">
            <text:p>1,86264514923096E-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6566128731" calcext:value-type="float">
            <text:p>4,65661287307739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1641532183" calcext:value-type="float">
            <text:p>1,16415321826935E-1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910383046" calcext:value-type="float">
            <text:p>2,9103830456733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727595761" calcext:value-type="float">
            <text:p>7,27595761418343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189894" calcext:value-type="float">
            <text:p>1,81898940354586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45474735" calcext:value-type="float">
            <text:p>4,54747350886464E-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1368684" calcext:value-type="float">
            <text:p>1,13686837721616E-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2842171" calcext:value-type="float">
            <text:p>2,8421709430404E-14</text:p>
          </table:table-cell>
          <table:table-cell office:value-type="float" office:value="0" calcext:value-type="float">
            <text:p>0</text:p>
          </table:table-cell>
          <table:table-cell office:value-type="float" office:value="7.105427357601E-015" calcext:value-type="float">
            <text:p>7,105427357601E-15</text:p>
          </table:table-cell>
          <table:table-cell office:value-type="float" office:value="0" calcext:value-type="float">
            <text:p>0</text:p>
          </table:table-cell>
          <table:table-cell office:value-type="float" office:value="1.77635683940025E-015" calcext:value-type="float">
            <text:p>1,77635683940025E-15</text:p>
          </table:table-cell>
          <table:table-cell office:value-type="float" office:value="0" calcext:value-type="float">
            <text:p>0</text:p>
          </table:table-cell>
          <table:table-cell office:value-type="float" office:value="4.44089209850063E-016" calcext:value-type="float">
            <text:p>4,44089209850063E-16</text:p>
          </table:table-cell>
          <table:table-cell office:value-type="float" office:value="0" calcext:value-type="float">
            <text:p>0</text:p>
          </table:table-cell>
          <table:table-cell office:value-type="float" office:value="1.11022302462516E-016" calcext:value-type="float">
            <text:p>1,11022302462516E-16</text:p>
          </table:table-cell>
          <table:table-cell office:value-type="float" office:value="0" calcext:value-type="float">
            <text:p>0</text:p>
          </table:table-cell>
          <table:table-cell office:value-type="float" office:value="2.77555756156289E-017" calcext:value-type="float">
            <text:p>2,77555756156289E-17</text:p>
          </table:table-cell>
          <table:table-cell office:value-type="float" office:value="0" calcext:value-type="float">
            <text:p>0</text:p>
          </table:table-cell>
          <table:table-cell office:value-type="float" office:value="6.93889390390723E-018" calcext:value-type="float">
            <text:p>6,93889390390723E-18</text:p>
          </table:table-cell>
          <table:table-cell office:value-type="float" office:value="0" calcext:value-type="float">
            <text:p>0</text:p>
          </table:table-cell>
          <table:table-cell office:value-type="float" office:value="1.73472347597681E-018" calcext:value-type="float">
            <text:p>1,73472347597681E-18</text:p>
          </table:table-cell>
          <table:table-cell office:value-type="float" office:value="0" calcext:value-type="float">
            <text:p>0</text:p>
          </table:table-cell>
          <table:table-cell office:value-type="float" office:value="4.33680868994202E-019" calcext:value-type="float">
            <text:p>4,33680868994202E-19</text:p>
          </table:table-cell>
          <table:table-cell office:value-type="float" office:value="0" calcext:value-type="float">
            <text:p>0</text:p>
          </table:table-cell>
          <table:table-cell office:value-type="float" office:value="1.0842021724855E-019" calcext:value-type="float">
            <text:p>1,0842021724855E-19</text:p>
          </table:table-cell>
          <table:table-cell office:value-type="float" office:value="0" calcext:value-type="float">
            <text:p>0</text:p>
          </table:table-cell>
          <table:table-cell office:value-type="float" office:value="2.71050543121376E-020" calcext:value-type="float">
            <text:p>2,71050543121376E-20</text:p>
          </table:table-cell>
          <table:table-cell office:value-type="float" office:value="0" calcext:value-type="float">
            <text:p>0</text:p>
          </table:table-cell>
          <table:table-cell office:value-type="float" office:value="6.7762635780344E-021" calcext:value-type="float">
            <text:p>6,7762635780344E-21</text:p>
          </table:table-cell>
          <table:table-cell office:value-type="float" office:value="0" calcext:value-type="float">
            <text:p>0</text:p>
          </table:table-cell>
          <table:table-cell office:value-type="float" office:value="1.6940658945086E-021" calcext:value-type="float">
            <text:p>1,6940658945086E-21</text:p>
          </table:table-cell>
          <table:table-cell office:value-type="float" office:value="0" calcext:value-type="float">
            <text:p>0</text:p>
          </table:table-cell>
          <table:table-cell office:value-type="float" office:value="4.2351647362715E-022" calcext:value-type="float">
            <text:p>4,2351647362715E-22</text:p>
          </table:table-cell>
          <table:table-cell office:value-type="float" office:value="0" calcext:value-type="float">
            <text:p>0</text:p>
          </table:table-cell>
          <table:table-cell office:value-type="float" office:value="1.05879118406788E-022" calcext:value-type="float">
            <text:p>1,05879118406788E-22</text:p>
          </table:table-cell>
          <table:table-cell office:value-type="float" office:value="0" calcext:value-type="float">
            <text:p>0</text:p>
          </table:table-cell>
          <table:table-cell office:value-type="float" office:value="2.64697796016969E-023" calcext:value-type="float">
            <text:p>2,64697796016969E-23</text:p>
          </table:table-cell>
          <table:table-cell office:value-type="float" office:value="0" calcext:value-type="float">
            <text:p>0</text:p>
          </table:table-cell>
          <table:table-cell office:value-type="float" office:value="6.61744490042422E-024" calcext:value-type="float">
            <text:p>6,61744490042422E-24</text:p>
          </table:table-cell>
          <table:table-cell office:value-type="float" office:value="0" calcext:value-type="float">
            <text:p>0</text:p>
          </table:table-cell>
          <table:table-cell office:value-type="float" office:value="1.65436122510606E-024" calcext:value-type="float">
            <text:p>1,65436122510606E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328125" calcext:value-type="float">
            <text:p>0,328125</text:p>
          </table:table-cell>
          <table:table-cell office:value-type="float" office:value="0.328125" calcext:value-type="float">
            <text:p>0,328125</text:p>
          </table:table-cell>
          <table:table-cell office:value-type="float" office:value="0.33203125" calcext:value-type="float">
            <text:p>0,33203125</text:p>
          </table:table-cell>
          <table:table-cell office:value-type="float" office:value="0.33203125" calcext:value-type="float">
            <text:p>0,33203125</text:p>
          </table:table-cell>
          <table:table-cell office:value-type="float" office:value="0.3330078125" calcext:value-type="float">
            <text:p>0,3330078125</text:p>
          </table:table-cell>
          <table:table-cell office:value-type="float" office:value="0.3330078125" calcext:value-type="float">
            <text:p>0,3330078125</text:p>
          </table:table-cell>
          <table:table-cell office:value-type="float" office:value="0.333251953125" calcext:value-type="float">
            <text:p>0,333251953125</text:p>
          </table:table-cell>
          <table:table-cell office:value-type="float" office:value="0.333251953125" calcext:value-type="float">
            <text:p>0,333251953125</text:p>
          </table:table-cell>
          <table:table-cell office:value-type="float" office:value="0.33331298828125" calcext:value-type="float">
            <text:p>0,33331298828125</text:p>
          </table:table-cell>
          <table:table-cell office:value-type="float" office:value="0.33331298828125" calcext:value-type="float">
            <text:p>0,33331298828125</text:p>
          </table:table-cell>
          <table:table-cell office:value-type="float" office:value="0.333328247070312" calcext:value-type="float">
            <text:p>0,333328247070312</text:p>
          </table:table-cell>
          <table:table-cell office:value-type="float" office:value="0.333328247070312" calcext:value-type="float">
            <text:p>0,333328247070312</text:p>
          </table:table-cell>
          <table:table-cell office:value-type="float" office:value="0.333332061767578" calcext:value-type="float">
            <text:p>0,333332061767578</text:p>
          </table:table-cell>
          <table:table-cell office:value-type="float" office:value="0.333332061767578" calcext:value-type="float">
            <text:p>0,333332061767578</text:p>
          </table:table-cell>
          <table:table-cell office:value-type="float" office:value="0.333333015441895" calcext:value-type="float">
            <text:p>0,333333015441895</text:p>
          </table:table-cell>
          <table:table-cell office:value-type="float" office:value="0.333333015441895" calcext:value-type="float">
            <text:p>0,333333015441895</text:p>
          </table:table-cell>
          <table:table-cell office:value-type="float" office:value="0.333333253860474" calcext:value-type="float">
            <text:p>0,333333253860474</text:p>
          </table:table-cell>
          <table:table-cell office:value-type="float" office:value="0.333333253860474" calcext:value-type="float">
            <text:p>0,333333253860474</text:p>
          </table:table-cell>
          <table:table-cell office:value-type="float" office:value="0.333333313465118" calcext:value-type="float">
            <text:p>0,333333313465118</text:p>
          </table:table-cell>
          <table:table-cell office:value-type="float" office:value="0.333333313465118" calcext:value-type="float">
            <text:p>0,333333313465118</text:p>
          </table:table-cell>
          <table:table-cell office:value-type="float" office:value="0.33333332836628" calcext:value-type="float">
            <text:p>0,33333332836628</text:p>
          </table:table-cell>
          <table:table-cell office:value-type="float" office:value="0.33333332836628" calcext:value-type="float">
            <text:p>0,33333332836628</text:p>
          </table:table-cell>
          <table:table-cell office:value-type="float" office:value="0.33333333209157" calcext:value-type="float">
            <text:p>0,33333333209157</text:p>
          </table:table-cell>
          <table:table-cell office:value-type="float" office:value="0.33333333209157" calcext:value-type="float">
            <text:p>0,33333333209157</text:p>
          </table:table-cell>
          <table:table-cell office:value-type="float" office:value="0.333333333022892" calcext:value-type="float">
            <text:p>0,333333333022892</text:p>
          </table:table-cell>
          <table:table-cell office:value-type="float" office:value="0.333333333022892" calcext:value-type="float">
            <text:p>0,333333333022892</text:p>
          </table:table-cell>
          <table:table-cell office:value-type="float" office:value="0.333333333255723" calcext:value-type="float">
            <text:p>0,333333333255723</text:p>
          </table:table-cell>
          <table:table-cell office:value-type="float" office:value="0.333333333255723" calcext:value-type="float">
            <text:p>0,333333333255723</text:p>
          </table:table-cell>
          <table:table-cell office:value-type="float" office:value="0.333333333313931" calcext:value-type="float">
            <text:p>0,333333333313931</text:p>
          </table:table-cell>
          <table:table-cell office:value-type="float" office:value="0.333333333313931" calcext:value-type="float">
            <text:p>0,333333333313931</text:p>
          </table:table-cell>
          <table:table-cell office:value-type="float" office:value="0.333333333328483" calcext:value-type="float">
            <text:p>0,333333333328483</text:p>
          </table:table-cell>
          <table:table-cell office:value-type="float" office:value="0.333333333328483" calcext:value-type="float">
            <text:p>0,333333333328483</text:p>
          </table:table-cell>
          <table:table-cell office:value-type="float" office:value="0.333333333332121" calcext:value-type="float">
            <text:p>0,333333333332121</text:p>
          </table:table-cell>
          <table:table-cell office:value-type="float" office:value="0.333333333332121" calcext:value-type="float">
            <text:p>0,333333333332121</text:p>
          </table:table-cell>
          <table:table-cell office:value-type="float" office:value="0.33333333333303" calcext:value-type="float">
            <text:p>0,33333333333303</text:p>
          </table:table-cell>
          <table:table-cell office:value-type="float" office:value="0.33333333333303" calcext:value-type="float">
            <text:p>0,33333333333303</text:p>
          </table:table-cell>
          <table:table-cell office:value-type="float" office:value="0.333333333333258" calcext:value-type="float">
            <text:p>0,333333333333258</text:p>
          </table:table-cell>
          <table:table-cell office:value-type="float" office:value="0.333333333333258" calcext:value-type="float">
            <text:p>0,333333333333258</text:p>
          </table:table-cell>
          <table:table-cell office:value-type="float" office:value="0.333333333333314" calcext:value-type="float">
            <text:p>0,333333333333314</text:p>
          </table:table-cell>
          <table:table-cell office:value-type="float" office:value="0.333333333333314" calcext:value-type="float">
            <text:p>0,333333333333314</text:p>
          </table:table-cell>
          <table:table-cell office:value-type="float" office:value="0.333333333333329" calcext:value-type="float">
            <text:p>0,333333333333329</text:p>
          </table:table-cell>
          <table:table-cell office:value-type="float" office:value="0.333333333333329" calcext:value-type="float">
            <text:p>0,333333333333329</text:p>
          </table:table-cell>
          <table:table-cell office:value-type="float" office:value="0.333333333333332" calcext:value-type="float">
            <text:p>0,333333333333332</text:p>
          </table:table-cell>
          <table:table-cell office:value-type="float" office:value="0.333333333333332" calcext:value-type="float">
            <text:p>0,333333333333332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33333333333333" calcext:value-type="float">
            <text:p>0,333333333333333</text:p>
          </table:table-cell>
        </table:table-row>
      </table:table>
      <table:table table:name="Hoja3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Modelo Leontief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Empresa 1</text:p>
          </table:table-cell>
          <table:table-cell table:style-name="ce10" office:value-type="string" calcext:value-type="string">
            <text:p>Empresa 2</text:p>
          </table:table-cell>
          <table:table-cell table:style-name="ce10" office:value-type="string" calcext:value-type="string">
            <text:p>Empresa 3</text:p>
          </table:table-cell>
          <table:table-cell table:style-name="ce10" office:value-type="string" calcext:value-type="string">
            <text:p>Empresa 4</text:p>
          </table:table-cell>
          <table:table-cell table:style-name="ce10" office:value-type="string" calcext:value-type="string">
            <text:p>Empresa 5</text:p>
          </table:table-cell>
          <table:table-cell table:style-name="ce10" office:value-type="string" calcext:value-type="string">
            <text:p>Demanda externa</text:p>
          </table:table-cell>
          <table:table-cell table:style-name="ce9" office:value-type="string" calcext:value-type="string">
            <text:p>Totales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Empresa 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4" table:formula="of:=SUM([.C5:.H5])" office:value-type="float" office:value="2060" calcext:value-type="float">
            <text:p>2060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Empresa 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4" table:formula="of:=SUM([.C6:.H6])" office:value-type="float" office:value="4004" calcext:value-type="float">
            <text:p>4004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Empresa 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4" table:formula="of:=SUM([.C7:.H7])" office:value-type="float" office:value="2822" calcext:value-type="float">
            <text:p>2822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Empresa 4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400" calcext:value-type="float">
            <text:p>1400</text:p>
          </table:table-cell>
          <table:table-cell table:style-name="ce14" table:formula="of:=SUM([.C8:.H8])" office:value-type="float" office:value="2004" calcext:value-type="float">
            <text:p>2004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calcext:value-type="string">
            <text:p>Empresa 5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300" calcext:value-type="float">
            <text:p>2300</text:p>
          </table:table-cell>
          <table:table-cell table:style-name="ce14" table:formula="of:=SUM([.C9:.H9])" office:value-type="float" office:value="2775" calcext:value-type="float">
            <text:p>2775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>
            <text:p>Otros</text:p>
          </table:table-cell>
          <table:table-cell table:style-name="ce11" table:formula="of:=[.C11]-[.C9]-[.C8]-[.C7]-[.C6]-[.C5]" office:value-type="float" office:value="830" calcext:value-type="float">
            <text:p>830</text:p>
          </table:table-cell>
          <table:table-cell table:style-name="ce11" table:formula="of:=[.D11]-[.D9]-[.D8]-[.D7]-[.D6]-[.D5]" office:value-type="float" office:value="3450" calcext:value-type="float">
            <text:p>3450</text:p>
          </table:table-cell>
          <table:table-cell table:style-name="ce11" table:formula="of:=[.E11]-[.E9]-[.E8]-[.E7]-[.E6]-[.E5]" office:value-type="float" office:value="2531" calcext:value-type="float">
            <text:p>2531</text:p>
          </table:table-cell>
          <table:table-cell table:style-name="ce11" table:formula="of:=[.F11]-[.F9]-[.F8]-[.F7]-[.F6]-[.F5]" office:value-type="float" office:value="1214" calcext:value-type="float">
            <text:p>1214</text:p>
          </table:table-cell>
          <table:table-cell table:style-name="ce11" table:formula="of:=[.G11]-[.G9]-[.G8]-[.G7]-[.G6]-[.G5]" office:value-type="float" office:value="2675" calcext:value-type="float">
            <text:p>2675</text:p>
          </table:table-cell>
          <table:table-cell table:style-name="ce11"/>
          <table:table-cell table:style-name="ce9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Totales</text:p>
          </table:table-cell>
          <table:table-cell table:style-name="ce9" table:formula="of:=[.I5]" office:value-type="float" office:value="2060" calcext:value-type="float">
            <text:p>2060</text:p>
          </table:table-cell>
          <table:table-cell table:style-name="ce9" table:formula="of:=[.I6]" office:value-type="float" office:value="4004" calcext:value-type="float">
            <text:p>4004</text:p>
          </table:table-cell>
          <table:table-cell table:style-name="ce9" table:formula="of:=[.I7]" office:value-type="float" office:value="2822" calcext:value-type="float">
            <text:p>2822</text:p>
          </table:table-cell>
          <table:table-cell table:style-name="ce9" table:formula="of:=[.I8]" office:value-type="float" office:value="2004" calcext:value-type="float">
            <text:p>2004</text:p>
          </table:table-cell>
          <table:table-cell table:style-name="ce9" table:formula="of:=[.I9]" office:value-type="float" office:value="2775" calcext:value-type="float">
            <text:p>2775</text:p>
          </table:table-cell>
          <table:table-cell table:style-name="ce9" table:number-columns-repeated="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¿Quue pasaria según el modelo si la demanda externa cambia a ?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table:formula="of:=[.B5]" office:value-type="string" office:string-value="Empresa 1" calcext:value-type="string">
            <text:p>Empresa 1</text:p>
          </table:table-cell>
          <table:table-cell table:style-name="ce1"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table:formula="of:=[.B6]" office:value-type="string" office:string-value="Empresa 2" calcext:value-type="string">
            <text:p>Empresa 2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table:formula="of:=[.B7]" office:value-type="string" office:string-value="Empresa 3" calcext:value-type="string">
            <text:p>Empresa 3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table:formula="of:=[.B8]" office:value-type="string" office:string-value="Empresa 4" calcext:value-type="string">
            <text:p>Empresa 4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table:formula="of:=[.B9]" office:value-type="string" office:string-value="Empresa 5" calcext:value-type="string">
            <text:p>Empresa 5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triz Tecnologica</text:p>
          </table:table-cell>
          <table:table-cell/>
          <table:table-cell table:formula="of:=[.C5]/[.C$11]" office:value-type="float" office:value="0.145631067961165" calcext:value-type="float">
            <text:p>0,145631067961165</text:p>
          </table:table-cell>
          <table:table-cell table:formula="of:=[.D5]/[.D$11]" office:value-type="float" office:value="0" calcext:value-type="float">
            <text:p>0</text:p>
          </table:table-cell>
          <table:table-cell table:formula="of:=[.E5]/[.E$11]" office:value-type="float" office:value="0.070871722182849" calcext:value-type="float">
            <text:p>0,070871722182849</text:p>
          </table:table-cell>
          <table:table-cell table:formula="of:=[.F5]/[.F$11]" office:value-type="float" office:value="0.0249500998003992" calcext:value-type="float">
            <text:p>0,0249500998003992</text:p>
          </table:table-cell>
          <table:table-cell table:formula="of:=[.G5]/[.G$11]" office:value-type="float" office:value="0.0036036036036036" calcext:value-type="float">
            <text:p>0,003603603603603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C6]/[.C$11]" office:value-type="float" office:value="0.0970873786407767" calcext:value-type="float">
            <text:p>0,0970873786407767</text:p>
          </table:table-cell>
          <table:table-cell table:formula="of:=[.D6]/[.D$11]" office:value-type="float" office:value="0.000999000999000999" calcext:value-type="float">
            <text:p>0,000999000999000999</text:p>
          </table:table-cell>
          <table:table-cell table:formula="of:=[.E6]/[.E$11]" office:value-type="float" office:value="0" calcext:value-type="float">
            <text:p>0</text:p>
          </table:table-cell>
          <table:table-cell table:formula="of:=[.F6]/[.F$11]" office:value-type="float" office:value="0.149700598802395" calcext:value-type="float">
            <text:p>0,149700598802395</text:p>
          </table:table-cell>
          <table:table-cell table:formula="of:=[.G6]/[.G$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[.C7]/[.C$11]" office:value-type="float" office:value="0.145631067961165" calcext:value-type="float">
            <text:p>0,145631067961165</text:p>
          </table:table-cell>
          <table:table-cell table:formula="of:=[.D7]/[.D$11]" office:value-type="float" office:value="0.0599400599400599" calcext:value-type="float">
            <text:p>0,0599400599400599</text:p>
          </table:table-cell>
          <table:table-cell table:formula="of:=[.E7]/[.E$11]" office:value-type="float" office:value="0.00779588944011339" calcext:value-type="float">
            <text:p>0,00779588944011339</text:p>
          </table:table-cell>
          <table:table-cell table:formula="of:=[.F7]/[.F$11]" office:value-type="float" office:value="0.119760479041916" calcext:value-type="float">
            <text:p>0,119760479041916</text:p>
          </table:table-cell>
          <table:table-cell table:formula="of:=[.G7]/[.G$11]" office:value-type="float" office:value="0.00720720720720721" calcext:value-type="float">
            <text:p>0,0072072072072072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C8]/[.C$11]" office:value-type="float" office:value="0.0145631067961165" calcext:value-type="float">
            <text:p>0,0145631067961165</text:p>
          </table:table-cell>
          <table:table-cell table:formula="of:=[.D8]/[.D$11]" office:value-type="float" office:value="0.0749250749250749" calcext:value-type="float">
            <text:p>0,0749250749250749</text:p>
          </table:table-cell>
          <table:table-cell table:formula="of:=[.E8]/[.E$11]" office:value-type="float" office:value="0.0120481927710843" calcext:value-type="float">
            <text:p>0,0120481927710843</text:p>
          </table:table-cell>
          <table:table-cell table:formula="of:=[.F8]/[.F$11]" office:value-type="float" office:value="0.0998003992015968" calcext:value-type="float">
            <text:p>0,0998003992015968</text:p>
          </table:table-cell>
          <table:table-cell table:formula="of:=[.G8]/[.G$11]" office:value-type="float" office:value="0.0144144144144144" calcext:value-type="float">
            <text:p>0,014414414414414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C9]/[.C$11]" office:value-type="float" office:value="0.194174757281553" calcext:value-type="float">
            <text:p>0,194174757281553</text:p>
          </table:table-cell>
          <table:table-cell table:formula="of:=[.D9]/[.D$11]" office:value-type="float" office:value="0.0024975024975025" calcext:value-type="float">
            <text:p>0,0024975024975025</text:p>
          </table:table-cell>
          <table:table-cell table:formula="of:=[.E9]/[.E$11]" office:value-type="float" office:value="0.0124025513819986" calcext:value-type="float">
            <text:p>0,0124025513819986</text:p>
          </table:table-cell>
          <table:table-cell table:formula="of:=[.F9]/[.F$11]" office:value-type="float" office:value="0" calcext:value-type="float">
            <text:p>0</text:p>
          </table:table-cell>
          <table:table-cell table:formula="of:=[.G9]/[.G$11]" office:value-type="float" office:value="0.0108108108108108" calcext:value-type="float">
            <text:p>0,010810810810810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uma </text:p>
          </table:table-cell>
          <table:table-cell table:formula="of:=SUM([.E24:.E28])" office:value-type="float" office:value="0.597087378640777" calcext:value-type="float">
            <text:p>0,597087378640777</text:p>
          </table:table-cell>
          <table:table-cell table:formula="of:=SUM([.F24:.F28])" office:value-type="float" office:value="0.138361638361638" calcext:value-type="float">
            <text:p>0,138361638361638</text:p>
          </table:table-cell>
          <table:table-cell table:formula="of:=SUM([.G24:.G28])" office:value-type="float" office:value="0.103118355776045" calcext:value-type="float">
            <text:p>0,103118355776045</text:p>
          </table:table-cell>
          <table:table-cell table:formula="of:=SUM([.H24:.H28])" office:value-type="float" office:value="0.394211576846307" calcext:value-type="float">
            <text:p>0,394211576846307</text:p>
          </table:table-cell>
          <table:table-cell table:formula="of:=SUM([.I24:.I28])" office:value-type="float" office:value="0.036036036036036" calcext:value-type="float">
            <text:p>0,03603603603603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Norma 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-T</text:p>
          </table:table-cell>
          <table:table-cell/>
          <table:table-cell table:formula="of:=1-[.E24]" office:value-type="float" office:value="0.854368932038835" calcext:value-type="float">
            <text:p>0,854368932038835</text:p>
          </table:table-cell>
          <table:table-cell table:formula="of:=-[.F24]" office:value-type="float" office:value="-0" calcext:value-type="float">
            <text:p>0</text:p>
          </table:table-cell>
          <table:table-cell table:formula="of:=-[.G24]" office:value-type="float" office:value="-0.070871722182849" calcext:value-type="float">
            <text:p>-0,070871722182849</text:p>
          </table:table-cell>
          <table:table-cell table:formula="of:=-[.H24]" office:value-type="float" office:value="-0.0249500998003992" calcext:value-type="float">
            <text:p>-0,0249500998003992</text:p>
          </table:table-cell>
          <table:table-cell table:formula="of:=-[.I24]" office:value-type="float" office:value="-0.0036036036036036" calcext:value-type="float">
            <text:p>-0,003603603603603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-[.E25]" office:value-type="float" office:value="-0.0970873786407767" calcext:value-type="float">
            <text:p>-0,0970873786407767</text:p>
          </table:table-cell>
          <table:table-cell table:formula="of:=1-[.F25]" office:value-type="float" office:value="0.999000999000999" calcext:value-type="float">
            <text:p>0,999000999000999</text:p>
          </table:table-cell>
          <table:table-cell table:formula="of:=-[.G25]" office:value-type="float" office:value="-0" calcext:value-type="float">
            <text:p>0</text:p>
          </table:table-cell>
          <table:table-cell table:formula="of:=-[.H25]" office:value-type="float" office:value="-0.149700598802395" calcext:value-type="float">
            <text:p>-0,149700598802395</text:p>
          </table:table-cell>
          <table:table-cell table:formula="of:=-[.I25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-[.E26]" office:value-type="float" office:value="-0.145631067961165" calcext:value-type="float">
            <text:p>-0,145631067961165</text:p>
          </table:table-cell>
          <table:table-cell table:formula="of:=-[.F26]" office:value-type="float" office:value="-0.0599400599400599" calcext:value-type="float">
            <text:p>-0,0599400599400599</text:p>
          </table:table-cell>
          <table:table-cell table:formula="of:=1-[.G26]" office:value-type="float" office:value="0.992204110559887" calcext:value-type="float">
            <text:p>0,992204110559887</text:p>
          </table:table-cell>
          <table:table-cell table:formula="of:=-[.H26]" office:value-type="float" office:value="-0.119760479041916" calcext:value-type="float">
            <text:p>-0,119760479041916</text:p>
          </table:table-cell>
          <table:table-cell table:formula="of:=-[.I26]" office:value-type="float" office:value="-0.00720720720720721" calcext:value-type="float">
            <text:p>-0,0072072072072072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-[.E27]" office:value-type="float" office:value="-0.0145631067961165" calcext:value-type="float">
            <text:p>-0,0145631067961165</text:p>
          </table:table-cell>
          <table:table-cell table:formula="of:=-[.F27]" office:value-type="float" office:value="-0.0749250749250749" calcext:value-type="float">
            <text:p>-0,0749250749250749</text:p>
          </table:table-cell>
          <table:table-cell table:formula="of:=-[.G27]" office:value-type="float" office:value="-0.0120481927710843" calcext:value-type="float">
            <text:p>-0,0120481927710843</text:p>
          </table:table-cell>
          <table:table-cell table:formula="of:=1-[.H27]" office:value-type="float" office:value="0.900199600798403" calcext:value-type="float">
            <text:p>0,900199600798403</text:p>
          </table:table-cell>
          <table:table-cell table:formula="of:=-[.I27]" office:value-type="float" office:value="-0.0144144144144144" calcext:value-type="float">
            <text:p>-0,014414414414414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-[.E28]" office:value-type="float" office:value="-0.194174757281553" calcext:value-type="float">
            <text:p>-0,194174757281553</text:p>
          </table:table-cell>
          <table:table-cell table:formula="of:=-[.F28]" office:value-type="float" office:value="-0.0024975024975025" calcext:value-type="float">
            <text:p>-0,0024975024975025</text:p>
          </table:table-cell>
          <table:table-cell table:formula="of:=-[.G28]" office:value-type="float" office:value="-0.0124025513819986" calcext:value-type="float">
            <text:p>-0,0124025513819986</text:p>
          </table:table-cell>
          <table:table-cell table:formula="of:=-[.H28]" office:value-type="float" office:value="-0" calcext:value-type="float">
            <text:p>0</text:p>
          </table:table-cell>
          <table:table-cell table:formula="of:=1-[.I28]" office:value-type="float" office:value="0.989189189189189" calcext:value-type="float">
            <text:p>0,98918918918918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versa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number-matrix-columns-spanned="5" table:number-matrix-rows-spanned="5" table:formula="of:=MINVERSE([.E36:.I40])" office:value-type="float" office:value="1.18805639666193" calcext:value-type="float">
            <text:p>1,18805639666193</text:p>
          </table:table-cell>
          <table:table-cell office:value-type="float" office:value="0.00857276403405536" calcext:value-type="float">
            <text:p>0,00857276403405536</text:p>
          </table:table-cell>
          <table:table-cell office:value-type="float" office:value="0.0854866429184365" calcext:value-type="float">
            <text:p>0,0854866429184365</text:p>
          </table:table-cell>
          <table:table-cell office:value-type="float" office:value="0.0457269641594999" calcext:value-type="float">
            <text:p>0,0457269641594999</text:p>
          </table:table-cell>
          <table:table-cell office:value-type="float" office:value="0.00561725879466959" calcext:value-type="float">
            <text:p>0,00561725879466959</text:p>
          </table:table-cell>
          <table:table-cell/>
          <table:table-cell office:value-type="string" calcext:value-type="string">
            <text:p>Producción</text:p>
          </table:table-cell>
          <table:table-cell table:number-matrix-columns-spanned="1" table:number-matrix-rows-spanned="5" table:formula="of:=MMULT([.E44:.I48];[.D17:.D21])" office:value-type="float" office:value="3604.68742202223" calcext:value-type="float">
            <text:p>3604,6874220222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(I-T)^-1</text:p>
          </table:table-cell>
          <table:table-cell/>
          <table:table-cell office:value-type="float" office:value="0.120789635977317" calcext:value-type="float">
            <text:p>0,120789635977317</text:p>
          </table:table-cell>
          <table:table-cell office:value-type="float" office:value="1.01466779455058" calcext:value-type="float">
            <text:p>1,01466779455058</text:p>
          </table:table-cell>
          <table:table-cell office:value-type="float" office:value="0.0107729153270658" calcext:value-type="float">
            <text:p>0,0107729153270658</text:p>
          </table:table-cell>
          <table:table-cell office:value-type="float" office:value="0.173517361331783" calcext:value-type="float">
            <text:p>0,173517361331783</text:p>
          </table:table-cell>
          <table:table-cell office:value-type="float" office:value="0.0030470124297216" calcext:value-type="float">
            <text:p>0,0030470124297216</text:p>
          </table:table-cell>
          <table:table-cell table:number-columns-repeated="2"/>
          <table:table-cell office:value-type="float" office:value="2428.78565970596" calcext:value-type="float">
            <text:p>2428,78565970596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0.187680105022378" calcext:value-type="float">
            <text:p>0,187680105022378</text:p>
          </table:table-cell>
          <table:table-cell office:value-type="float" office:value="0.0729309195317615" calcext:value-type="float">
            <text:p>0,0729309195317615</text:p>
          </table:table-cell>
          <table:table-cell office:value-type="float" office:value="1.02325601902646" calcext:value-type="float">
            <text:p>1,02325601902646</text:p>
          </table:table-cell>
          <table:table-cell office:value-type="float" office:value="0.153461599599223" calcext:value-type="float">
            <text:p>0,153461599599223</text:p>
          </table:table-cell>
          <table:table-cell office:value-type="float" office:value="0.0103753680927949" calcext:value-type="float">
            <text:p>0,0103753680927949</text:p>
          </table:table-cell>
          <table:table-cell table:number-columns-repeated="2"/>
          <table:table-cell office:value-type="float" office:value="895.676718927671" calcext:value-type="float">
            <text:p>895,676718927671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0.035562221017036" calcext:value-type="float">
            <text:p>0,035562221017036</text:p>
          </table:table-cell>
          <table:table-cell office:value-type="float" office:value="0.0856498459256282" calcext:value-type="float">
            <text:p>0,0856498459256282</text:p>
          </table:table-cell>
          <table:table-cell office:value-type="float" office:value="0.0164493604156607" calcext:value-type="float">
            <text:p>0,0164493604156607</text:p>
          </table:table-cell>
          <table:table-cell office:value-type="float" office:value="1.12828210162323" calcext:value-type="float">
            <text:p>1,12828210162323</text:p>
          </table:table-cell>
          <table:table-cell office:value-type="float" office:value="0.0166906715786567" calcext:value-type="float">
            <text:p>0,0166906715786567</text:p>
          </table:table-cell>
          <table:table-cell table:number-columns-repeated="2"/>
          <table:table-cell office:value-type="float" office:value="510.282847184023" calcext:value-type="float">
            <text:p>510,282847184023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0.235869891798269" calcext:value-type="float">
            <text:p>0,235869891798269</text:p>
          </table:table-cell>
          <table:table-cell office:value-type="float" office:value="0.00515905274660578" calcext:value-type="float">
            <text:p>0,00515905274660578</text:p>
          </table:table-cell>
          <table:table-cell office:value-type="float" office:value="0.0296376458575963" calcext:value-type="float">
            <text:p>0,0296376458575963</text:p>
          </table:table-cell>
          <table:table-cell office:value-type="float" office:value="0.0113382735142563" calcext:value-type="float">
            <text:p>0,0113382735142563</text:p>
          </table:table-cell>
          <table:table-cell office:value-type="float" office:value="1.01216939263232" calcext:value-type="float">
            <text:p>1,01216939263232</text:p>
          </table:table-cell>
          <table:table-cell table:number-columns-repeated="2"/>
          <table:table-cell office:value-type="float" office:value="977.683430627588" calcext:value-type="float">
            <text:p>977,68343062758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Nueva tabla</text:p>
          </table:table-cell>
          <table:table-cell table:style-name="ce9" table:formula="of:=[.C4]" office:value-type="string" office:string-value="Empresa 1" calcext:value-type="string">
            <text:p>Empresa 1</text:p>
          </table:table-cell>
          <table:table-cell table:style-name="ce9" table:formula="of:=[.D4]" office:value-type="string" office:string-value="Empresa 2" calcext:value-type="string">
            <text:p>Empresa 2</text:p>
          </table:table-cell>
          <table:table-cell table:style-name="ce9" table:formula="of:=[.E4]" office:value-type="string" office:string-value="Empresa 3" calcext:value-type="string">
            <text:p>Empresa 3</text:p>
          </table:table-cell>
          <table:table-cell table:style-name="ce9" table:formula="of:=[.F4]" office:value-type="string" office:string-value="Empresa 4" calcext:value-type="string">
            <text:p>Empresa 4</text:p>
          </table:table-cell>
          <table:table-cell table:style-name="ce9" table:formula="of:=[.G4]" office:value-type="string" office:string-value="Empresa 5" calcext:value-type="string">
            <text:p>Empresa 5</text:p>
          </table:table-cell>
          <table:table-cell table:style-name="ce9" table:formula="of:=[.H4]" office:value-type="string" office:string-value="Demanda externa" calcext:value-type="string">
            <text:p>Demanda externa</text:p>
          </table:table-cell>
          <table:table-cell table:style-name="ce9" table:formula="of:=[.I4]" office:value-type="string" office:string-value="Totales" calcext:value-type="string">
            <text:p>Totales</text:p>
          </table:table-cell>
          <table:table-cell table:style-name="ce9" table:number-columns-repeated="1014"/>
        </table:table-row>
        <table:table-row table:style-name="ro2">
          <table:table-cell table:number-columns-repeated="2"/>
          <table:table-cell table:style-name="ce9" table:formula="of:=[.B5]" office:value-type="string" office:string-value="Empresa 1" calcext:value-type="string">
            <text:p>Empresa 1</text:p>
          </table:table-cell>
          <table:table-cell table:style-name="ce13" table:formula="of:=[.$L$44]*[.E24]" office:value-type="float" office:value="524.954478935276" calcext:value-type="float">
            <text:p>524,954478935276</text:p>
          </table:table-cell>
          <table:table-cell table:style-name="ce13" table:formula="of:=[.F24]*[.E$57]" office:value-type="float" office:value="0" calcext:value-type="float">
            <text:p>0</text:p>
          </table:table-cell>
          <table:table-cell table:style-name="ce13" table:formula="of:=[.G24]*[.F$57]" office:value-type="float" office:value="63.4781515894877" calcext:value-type="float">
            <text:p>63,4781515894877</text:p>
          </table:table-cell>
          <table:table-cell table:style-name="ce13" table:formula="of:=[.H24]*[.G$57]" office:value-type="float" office:value="12.7316079636732" calcext:value-type="float">
            <text:p>12,7316079636732</text:p>
          </table:table-cell>
          <table:table-cell table:style-name="ce13" table:formula="of:=[.I24]*[.H$57]" office:value-type="float" office:value="3.52318353379311" calcext:value-type="float">
            <text:p>3,52318353379311</text:p>
          </table:table-cell>
          <table:table-cell table:style-name="ce13" table:formula="of:=[.D17]" office:value-type="float" office:value="3000" calcext:value-type="float">
            <text:p>3000</text:p>
          </table:table-cell>
          <table:table-cell table:style-name="ce9" table:formula="of:=[.L44]" office:value-type="float" office:value="3604.68742202223" calcext:value-type="float">
            <text:p>3604,6874220222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table:formula="of:=[.B6]" office:value-type="string" office:string-value="Empresa 2" calcext:value-type="string">
            <text:p>Empresa 2</text:p>
          </table:table-cell>
          <table:table-cell table:style-name="ce13" table:formula="of:=[.$L$44]*[.E25]" office:value-type="float" office:value="349.969652623517" calcext:value-type="float">
            <text:p>349,969652623517</text:p>
          </table:table-cell>
          <table:table-cell table:style-name="ce13" table:formula="of:=[.F25]*[.E$57]" office:value-type="float" office:value="2.42635930040556" calcext:value-type="float">
            <text:p>2,42635930040556</text:p>
          </table:table-cell>
          <table:table-cell table:style-name="ce13" table:formula="of:=[.G25]*[.F$57]" office:value-type="float" office:value="0" calcext:value-type="float">
            <text:p>0</text:p>
          </table:table-cell>
          <table:table-cell table:style-name="ce13" table:formula="of:=[.H25]*[.G$57]" office:value-type="float" office:value="76.3896477820393" calcext:value-type="float">
            <text:p>76,3896477820393</text:p>
          </table:table-cell>
          <table:table-cell table:style-name="ce13" table:formula="of:=[.I25]*[.H$57]" office:value-type="float" office:value="0" calcext:value-type="float">
            <text:p>0</text:p>
          </table:table-cell>
          <table:table-cell table:style-name="ce13" table:formula="of:=[.D18]" office:value-type="float" office:value="2000" calcext:value-type="float">
            <text:p>2000</text:p>
          </table:table-cell>
          <table:table-cell table:style-name="ce9" table:formula="of:=[.L45]" office:value-type="float" office:value="2428.78565970596" calcext:value-type="float">
            <text:p>2428,7856597059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table:formula="of:=[.B7]" office:value-type="string" office:string-value="Empresa 3" calcext:value-type="string">
            <text:p>Empresa 3</text:p>
          </table:table-cell>
          <table:table-cell table:style-name="ce13" table:formula="of:=[.$L$44]*[.E26]" office:value-type="float" office:value="524.954478935276" calcext:value-type="float">
            <text:p>524,954478935276</text:p>
          </table:table-cell>
          <table:table-cell table:style-name="ce13" table:formula="of:=[.F26]*[.E$57]" office:value-type="float" office:value="145.581558024333" calcext:value-type="float">
            <text:p>145,581558024333</text:p>
          </table:table-cell>
          <table:table-cell table:style-name="ce13" table:formula="of:=[.G26]*[.F$57]" office:value-type="float" office:value="6.98259667484364" calcext:value-type="float">
            <text:p>6,98259667484364</text:p>
          </table:table-cell>
          <table:table-cell table:style-name="ce13" table:formula="of:=[.H26]*[.G$57]" office:value-type="float" office:value="61.1117182256315" calcext:value-type="float">
            <text:p>61,1117182256315</text:p>
          </table:table-cell>
          <table:table-cell table:style-name="ce13" table:formula="of:=[.I26]*[.H$57]" office:value-type="float" office:value="7.04636706758622" calcext:value-type="float">
            <text:p>7,04636706758622</text:p>
          </table:table-cell>
          <table:table-cell table:style-name="ce13" table:formula="of:=[.D19]" office:value-type="float" office:value="150" calcext:value-type="float">
            <text:p>150</text:p>
          </table:table-cell>
          <table:table-cell table:style-name="ce9" table:formula="of:=[.L46]" office:value-type="float" office:value="895.676718927671" calcext:value-type="float">
            <text:p>895,67671892767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table:formula="of:=[.B8]" office:value-type="string" office:string-value="Empresa 4" calcext:value-type="string">
            <text:p>Empresa 4</text:p>
          </table:table-cell>
          <table:table-cell table:style-name="ce13" table:formula="of:=[.$L$44]*[.E27]" office:value-type="float" office:value="52.4954478935276" calcext:value-type="float">
            <text:p>52,4954478935276</text:p>
          </table:table-cell>
          <table:table-cell table:style-name="ce13" table:formula="of:=[.F27]*[.E$57]" office:value-type="float" office:value="181.976947530417" calcext:value-type="float">
            <text:p>181,976947530417</text:p>
          </table:table-cell>
          <table:table-cell table:style-name="ce13" table:formula="of:=[.G27]*[.F$57]" office:value-type="float" office:value="10.7912857702129" calcext:value-type="float">
            <text:p>10,7912857702129</text:p>
          </table:table-cell>
          <table:table-cell table:style-name="ce13" table:formula="of:=[.H27]*[.G$57]" office:value-type="float" office:value="50.9264318546929" calcext:value-type="float">
            <text:p>50,9264318546929</text:p>
          </table:table-cell>
          <table:table-cell table:style-name="ce13" table:formula="of:=[.I27]*[.H$57]" office:value-type="float" office:value="14.0927341351724" calcext:value-type="float">
            <text:p>14,0927341351724</text:p>
          </table:table-cell>
          <table:table-cell table:style-name="ce13" table:formula="of:=[.D20]" office:value-type="float" office:value="200" calcext:value-type="float">
            <text:p>200</text:p>
          </table:table-cell>
          <table:table-cell table:style-name="ce9" table:formula="of:=[.L47]" office:value-type="float" office:value="510.282847184023" calcext:value-type="float">
            <text:p>510,28284718402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table:formula="of:=[.B9]" office:value-type="string" office:string-value="Empresa 5" calcext:value-type="string">
            <text:p>Empresa 5</text:p>
          </table:table-cell>
          <table:table-cell table:style-name="ce13" table:formula="of:=[.$L$44]*[.E28]" office:value-type="float" office:value="699.939305247035" calcext:value-type="float">
            <text:p>699,939305247035</text:p>
          </table:table-cell>
          <table:table-cell table:style-name="ce13" table:formula="of:=[.F28]*[.E$57]" office:value-type="float" office:value="6.06589825101389" calcext:value-type="float">
            <text:p>6,06589825101389</text:p>
          </table:table-cell>
          <table:table-cell table:style-name="ce13" table:formula="of:=[.G28]*[.F$57]" office:value-type="float" office:value="11.1086765281603" calcext:value-type="float">
            <text:p>11,1086765281603</text:p>
          </table:table-cell>
          <table:table-cell table:style-name="ce13" table:formula="of:=[.H28]*[.G$57]" office:value-type="float" office:value="0" calcext:value-type="float">
            <text:p>0</text:p>
          </table:table-cell>
          <table:table-cell table:style-name="ce13" table:formula="of:=[.I28]*[.H$57]" office:value-type="float" office:value="10.5695506013793" calcext:value-type="float">
            <text:p>10,5695506013793</text:p>
          </table:table-cell>
          <table:table-cell table:style-name="ce13" table:formula="of:=[.D21]" office:value-type="float" office:value="250" calcext:value-type="float">
            <text:p>250</text:p>
          </table:table-cell>
          <table:table-cell table:style-name="ce9" table:formula="of:=[.L48]" office:value-type="float" office:value="977.683430627588" calcext:value-type="float">
            <text:p>977,68343062758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9" table:formula="of:=[.B10]" office:value-type="string" office:string-value="Otros" calcext:value-type="string">
            <text:p>Otros</text:p>
          </table:table-cell>
          <table:table-cell table:style-name="ce9" table:formula="of:=[.D57]-[.D55]-[.D54]-[.D53]-[.D52]-[.D51]" office:value-type="float" office:value="1452.3740583876" calcext:value-type="float">
            <text:p>1452,3740583876</text:p>
          </table:table-cell>
          <table:table-cell table:style-name="ce9" table:formula="of:=[.E57]-[.E55]-[.E54]-[.E53]-[.E52]-[.E51]" office:value-type="float" office:value="2092.73489659979" calcext:value-type="float">
            <text:p>2092,73489659979</text:p>
          </table:table-cell>
          <table:table-cell table:style-name="ce9" table:formula="of:=[.F57]-[.F55]-[.F54]-[.F53]-[.F52]-[.F51]" office:value-type="float" office:value="803.316008364966" calcext:value-type="float">
            <text:p>803,316008364966</text:p>
          </table:table-cell>
          <table:table-cell table:style-name="ce9" table:formula="of:=[.G57]-[.G55]-[.G54]-[.G53]-[.G52]-[.G51]" office:value-type="float" office:value="309.123441357986" calcext:value-type="float">
            <text:p>309,123441357986</text:p>
          </table:table-cell>
          <table:table-cell table:style-name="ce9" table:formula="of:=[.H57]-[.H55]-[.H54]-[.H53]-[.H52]-[.H51]" office:value-type="float" office:value="942.451595289657" calcext:value-type="float">
            <text:p>942,451595289657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9" table:formula="of:=[.B11]" office:value-type="string" office:string-value="Totales" calcext:value-type="string">
            <text:p>Totales</text:p>
          </table:table-cell>
          <table:table-cell table:style-name="ce9" table:formula="of:=[.L44]" office:value-type="float" office:value="3604.68742202223" calcext:value-type="float">
            <text:p>3604,68742202223</text:p>
          </table:table-cell>
          <table:table-cell table:style-name="ce9" table:formula="of:=[.L45]" office:value-type="float" office:value="2428.78565970596" calcext:value-type="float">
            <text:p>2428,78565970596</text:p>
          </table:table-cell>
          <table:table-cell table:style-name="ce9" table:formula="of:=[.L46]" office:value-type="float" office:value="895.676718927671" calcext:value-type="float">
            <text:p>895,676718927671</text:p>
          </table:table-cell>
          <table:table-cell table:style-name="ce9" table:formula="of:=[.L47]" office:value-type="float" office:value="510.282847184023" calcext:value-type="float">
            <text:p>510,282847184023</text:p>
          </table:table-cell>
          <table:table-cell table:style-name="ce9" table:formula="of:=[.L48]" office:value-type="float" office:value="977.683430627588" calcext:value-type="float">
            <text:p>977,683430627588</text:p>
          </table:table-cell>
          <table:table-cell table:style-name="ce9" table:number-columns-repeated="2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1:09:32.571000000</meta:creation-date>
    <dc:date>2023-05-17T13:05:09.734058950</dc:date>
    <meta:editing-duration>PT17M50S</meta:editing-duration>
    <meta:editing-cycles>3</meta:editing-cycles>
    <meta:generator>LibreOffice/7.3.7.2$Linux_X86_64 LibreOffice_project/30$Build-2</meta:generator>
    <meta:document-statistic meta:table-count="3" meta:cell-count="1022" meta:object-count="0"/>
  </office:meta>
</office:document-meta>
</file>